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153in" table:align="margins"/>
    </style:style>
    <style:style style:name="Table1.A" style:family="table-column">
      <style:table-column-properties style:column-width="2.0222in" style:rel-column-width="13101*"/>
    </style:style>
    <style:style style:name="Table1.B" style:family="table-column">
      <style:table-column-properties style:column-width="0.7278in" style:rel-column-width="4715*"/>
    </style:style>
    <style:style style:name="Table1.C" style:family="table-column">
      <style:table-column-properties style:column-width="4in" style:rel-column-width="25915*"/>
    </style:style>
    <style:style style:name="Table1.D" style:family="table-column">
      <style:table-column-properties style:column-width="1.5625in" style:rel-column-width="10123*"/>
    </style:style>
    <style:style style:name="Table1.E" style:family="table-column">
      <style:table-column-properties style:column-width="1.8028in" style:rel-column-width="1168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10.1153in" table:align="margins"/>
    </style:style>
    <style:style style:name="Table2.A" style:family="table-column">
      <style:table-column-properties style:column-width="2.0222in" style:rel-column-width="13101*"/>
    </style:style>
    <style:style style:name="Table2.B" style:family="table-column">
      <style:table-column-properties style:column-width="0.7278in" style:rel-column-width="4715*"/>
    </style:style>
    <style:style style:name="Table2.C" style:family="table-column">
      <style:table-column-properties style:column-width="4in" style:rel-column-width="25915*"/>
    </style:style>
    <style:style style:name="Table2.D" style:family="table-column">
      <style:table-column-properties style:column-width="1.5625in" style:rel-column-width="10123*"/>
    </style:style>
    <style:style style:name="Table2.E" style:family="table-column">
      <style:table-column-properties style:column-width="1.8028in" style:rel-column-width="11681*"/>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10.1153in" table:align="margins"/>
    </style:style>
    <style:style style:name="Table3.A" style:family="table-column">
      <style:table-column-properties style:column-width="2.0222in" style:rel-column-width="13101*"/>
    </style:style>
    <style:style style:name="Table3.B" style:family="table-column">
      <style:table-column-properties style:column-width="0.7278in" style:rel-column-width="4715*"/>
    </style:style>
    <style:style style:name="Table3.C" style:family="table-column">
      <style:table-column-properties style:column-width="4in" style:rel-column-width="25915*"/>
    </style:style>
    <style:style style:name="Table3.D" style:family="table-column">
      <style:table-column-properties style:column-width="1.5625in" style:rel-column-width="10123*"/>
    </style:style>
    <style:style style:name="Table3.E" style:family="table-column">
      <style:table-column-properties style:column-width="1.8028in" style:rel-column-width="11681*"/>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10.1153in" table:align="margins"/>
    </style:style>
    <style:style style:name="Table4.A" style:family="table-column">
      <style:table-column-properties style:column-width="2.0222in" style:rel-column-width="13101*"/>
    </style:style>
    <style:style style:name="Table4.B" style:family="table-column">
      <style:table-column-properties style:column-width="0.7278in" style:rel-column-width="4715*"/>
    </style:style>
    <style:style style:name="Table4.C" style:family="table-column">
      <style:table-column-properties style:column-width="4in" style:rel-column-width="25915*"/>
    </style:style>
    <style:style style:name="Table4.D" style:family="table-column">
      <style:table-column-properties style:column-width="1.5625in" style:rel-column-width="10123*"/>
    </style:style>
    <style:style style:name="Table4.E" style:family="table-column">
      <style:table-column-properties style:column-width="1.8028in" style:rel-column-width="11681*"/>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3" style:family="table-row">
      <style:table-row-properties style:min-row-height="0.3104in"/>
    </style:style>
    <style:style style:name="Table5" style:family="table">
      <style:table-properties style:width="10.1153in" table:align="margins"/>
    </style:style>
    <style:style style:name="Table5.A" style:family="table-column">
      <style:table-column-properties style:column-width="2.0222in" style:rel-column-width="13101*"/>
    </style:style>
    <style:style style:name="Table5.B" style:family="table-column">
      <style:table-column-properties style:column-width="0.7278in" style:rel-column-width="4715*"/>
    </style:style>
    <style:style style:name="Table5.C" style:family="table-column">
      <style:table-column-properties style:column-width="4in" style:rel-column-width="25915*"/>
    </style:style>
    <style:style style:name="Table5.D" style:family="table-column">
      <style:table-column-properties style:column-width="1.5625in" style:rel-column-width="10123*"/>
    </style:style>
    <style:style style:name="Table5.E" style:family="table-column">
      <style:table-column-properties style:column-width="1.8028in" style:rel-column-width="11681*"/>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2" style:family="table-row">
      <style:table-row-properties style:min-row-height="0.3104in"/>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officeooo:rsid="001a026c" officeooo:paragraph-rsid="001a026c" style:font-weight-asian="bold" style:font-weight-complex="bold"/>
    </style:style>
    <style:style style:name="P2" style:family="paragraph" style:parent-style-name="Table_20_Contents">
      <style:text-properties fo:font-weight="bold" officeooo:rsid="001a026c" officeooo:paragraph-rsid="0030d011" style:font-weight-asian="bold" style:font-weight-complex="bold"/>
    </style:style>
    <style:style style:name="P3" style:family="paragraph" style:parent-style-name="Table_20_Contents">
      <style:text-properties fo:font-weight="bold" officeooo:rsid="001bda2b" officeooo:paragraph-rsid="001bda2b" style:font-weight-asian="bold" style:font-weight-complex="bold"/>
    </style:style>
    <style:style style:name="P4" style:family="paragraph" style:parent-style-name="Table_20_Contents">
      <style:text-properties fo:font-weight="bold" officeooo:rsid="001bda2b" officeooo:paragraph-rsid="001ddfbc" style:font-weight-asian="bold" style:font-weight-complex="bold"/>
    </style:style>
    <style:style style:name="P5" style:family="paragraph" style:parent-style-name="Table_20_Contents">
      <style:text-properties fo:font-weight="bold" officeooo:rsid="002b8156" officeooo:paragraph-rsid="002b8156" style:font-weight-asian="bold" style:font-weight-complex="bold"/>
    </style:style>
    <style:style style:name="P6" style:family="paragraph" style:parent-style-name="Table_20_Contents">
      <style:text-properties fo:font-weight="bold" officeooo:rsid="0030414b" officeooo:paragraph-rsid="0030414b" style:font-weight-asian="bold" style:font-weight-complex="bold"/>
    </style:style>
    <style:style style:name="P7" style:family="paragraph" style:parent-style-name="Table_20_Contents">
      <style:text-properties fo:font-weight="bold" officeooo:rsid="002c265a" officeooo:paragraph-rsid="002c265a" style:font-weight-asian="bold" style:font-weight-complex="bold"/>
    </style:style>
    <style:style style:name="P8" style:family="paragraph" style:parent-style-name="Table_20_Contents">
      <style:text-properties fo:font-weight="bold" officeooo:rsid="0030d011" officeooo:paragraph-rsid="0030d011" style:font-weight-asian="bold" style:font-weight-complex="bold"/>
    </style:style>
    <style:style style:name="P9" style:family="paragraph" style:parent-style-name="Table_20_Contents">
      <style:text-properties fo:font-weight="bold" officeooo:rsid="0027e049" officeooo:paragraph-rsid="0027e049" style:font-weight-asian="bold" style:font-weight-complex="bold"/>
    </style:style>
    <style:style style:name="P10" style:family="paragraph" style:parent-style-name="Table_20_Contents">
      <style:text-properties fo:font-weight="bold" officeooo:rsid="0027b964" officeooo:paragraph-rsid="0027b964" style:font-weight-asian="bold" style:font-weight-complex="bold"/>
    </style:style>
    <style:style style:name="P11" style:family="paragraph" style:parent-style-name="Table_20_Contents">
      <style:text-properties fo:font-weight="bold" officeooo:rsid="0022c015" officeooo:paragraph-rsid="0022c015" style:font-weight-asian="bold" style:font-weight-complex="bold"/>
    </style:style>
    <style:style style:name="P12" style:family="paragraph" style:parent-style-name="Table_20_Contents">
      <style:text-properties fo:font-weight="bold" officeooo:rsid="00246980" officeooo:paragraph-rsid="00246980" style:font-weight-asian="bold" style:font-weight-complex="bold"/>
    </style:style>
    <style:style style:name="P13" style:family="paragraph" style:parent-style-name="Table_20_Contents">
      <style:text-properties fo:font-weight="bold" officeooo:rsid="0020560f" officeooo:paragraph-rsid="0020560f" style:font-weight-asian="bold" style:font-weight-complex="bold"/>
    </style:style>
    <style:style style:name="P14" style:family="paragraph" style:parent-style-name="Table_20_Contents">
      <style:text-properties fo:font-weight="bold" officeooo:rsid="001b2eb8" officeooo:paragraph-rsid="001b2eb8" style:font-weight-asian="bold" style:font-weight-complex="bold"/>
    </style:style>
    <style:style style:name="P15" style:family="paragraph" style:parent-style-name="Table_20_Contents">
      <style:text-properties fo:font-weight="bold" officeooo:rsid="0034b5ce" officeooo:paragraph-rsid="0034b5ce" style:font-weight-asian="bold" style:font-weight-complex="bold"/>
    </style:style>
    <style:style style:name="P16" style:family="paragraph" style:parent-style-name="Table_20_Contents">
      <style:text-properties fo:font-weight="bold" officeooo:rsid="00362aea" officeooo:paragraph-rsid="00362aea" style:font-weight-asian="bold" style:font-weight-complex="bold"/>
    </style:style>
    <style:style style:name="P17" style:family="paragraph" style:parent-style-name="Table_20_Contents">
      <style:text-properties fo:font-weight="bold" officeooo:rsid="0037d377" officeooo:paragraph-rsid="0037d377" style:font-weight-asian="bold" style:font-weight-complex="bold"/>
    </style:style>
    <style:style style:name="P18" style:family="paragraph" style:parent-style-name="Table_20_Contents">
      <style:text-properties fo:font-weight="bold" officeooo:rsid="00396937" officeooo:paragraph-rsid="00396937" style:font-weight-asian="bold" style:font-weight-complex="bold"/>
    </style:style>
    <style:style style:name="P19" style:family="paragraph" style:parent-style-name="Table_20_Contents">
      <style:text-properties fo:font-weight="bold" officeooo:rsid="003e789e" officeooo:paragraph-rsid="003e789e" style:font-weight-asian="bold" style:font-weight-complex="bold"/>
    </style:style>
    <style:style style:name="P20" style:family="paragraph" style:parent-style-name="Table_20_Contents">
      <style:text-properties fo:font-weight="bold" officeooo:rsid="003fc402" officeooo:paragraph-rsid="003fc402" style:font-weight-asian="bold" style:font-weight-complex="bold"/>
    </style:style>
    <style:style style:name="P21" style:family="paragraph" style:parent-style-name="Table_20_Contents">
      <style:text-properties fo:font-weight="bold" officeooo:rsid="00441949" officeooo:paragraph-rsid="00441949" style:font-weight-asian="bold" style:font-weight-complex="bold"/>
    </style:style>
    <style:style style:name="P22" style:family="paragraph" style:parent-style-name="Table_20_Contents">
      <style:text-properties fo:font-weight="bold" officeooo:rsid="004827cb" officeooo:paragraph-rsid="004827cb" style:font-weight-asian="bold" style:font-weight-complex="bold"/>
    </style:style>
    <style:style style:name="P23" style:family="paragraph" style:parent-style-name="Table_20_Contents">
      <style:text-properties fo:font-weight="bold" officeooo:rsid="004c3f08" officeooo:paragraph-rsid="004c3f08" style:font-weight-asian="bold" style:font-weight-complex="bold"/>
    </style:style>
    <style:style style:name="P24" style:family="paragraph" style:parent-style-name="Table_20_Contents">
      <style:text-properties fo:font-weight="bold" officeooo:rsid="0056b06a" officeooo:paragraph-rsid="0056b06a" style:font-weight-asian="bold" style:font-weight-complex="bold"/>
    </style:style>
    <style:style style:name="P25" style:family="paragraph" style:parent-style-name="Table_20_Contents">
      <style:text-properties fo:font-weight="bold" officeooo:rsid="005737d5" officeooo:paragraph-rsid="005737d5" style:font-weight-asian="bold" style:font-weight-complex="bold"/>
    </style:style>
    <style:style style:name="P26" style:family="paragraph" style:parent-style-name="Table_20_Contents">
      <style:text-properties fo:font-weight="bold" officeooo:rsid="005cda01" officeooo:paragraph-rsid="005cda01" style:font-weight-asian="bold" style:font-weight-complex="bold"/>
    </style:style>
    <style:style style:name="P27" style:family="paragraph" style:parent-style-name="Table_20_Contents">
      <style:text-properties fo:font-weight="bold" officeooo:rsid="005d1a1d" officeooo:paragraph-rsid="005d1a1d" style:font-weight-asian="bold" style:font-weight-complex="bold"/>
    </style:style>
    <style:style style:name="P28" style:family="paragraph" style:parent-style-name="Table_20_Contents">
      <style:text-properties fo:font-weight="bold" officeooo:rsid="005d45d6" officeooo:paragraph-rsid="005d45d6" style:font-weight-asian="bold" style:font-weight-complex="bold"/>
    </style:style>
    <style:style style:name="P29" style:family="paragraph" style:parent-style-name="Table_20_Contents">
      <style:text-properties fo:font-weight="bold" officeooo:rsid="005ddeee" officeooo:paragraph-rsid="005ddeee" style:font-weight-asian="bold" style:font-weight-complex="bold"/>
    </style:style>
    <style:style style:name="P30" style:family="paragraph" style:parent-style-name="Table_20_Contents">
      <style:text-properties fo:font-weight="bold" officeooo:rsid="005e56d0" officeooo:paragraph-rsid="005e56d0" style:font-weight-asian="bold" style:font-weight-complex="bold"/>
    </style:style>
    <style:style style:name="P31" style:family="paragraph" style:parent-style-name="Table_20_Contents">
      <style:text-properties fo:font-weight="bold" officeooo:rsid="005f9e2b" officeooo:paragraph-rsid="005f9e2b" style:font-weight-asian="bold" style:font-weight-complex="bold"/>
    </style:style>
    <style:style style:name="P32" style:family="paragraph" style:parent-style-name="Table_20_Contents">
      <style:text-properties fo:font-weight="bold" officeooo:rsid="005f9e2b" officeooo:paragraph-rsid="0065ea61" style:font-weight-asian="bold" style:font-weight-complex="bold"/>
    </style:style>
    <style:style style:name="P33" style:family="paragraph" style:parent-style-name="Table_20_Contents">
      <style:text-properties fo:font-weight="bold" officeooo:rsid="006264ab" officeooo:paragraph-rsid="006264ab" style:font-weight-asian="bold" style:font-weight-complex="bold"/>
    </style:style>
    <style:style style:name="P34" style:family="paragraph" style:parent-style-name="Table_20_Contents">
      <style:text-properties fo:font-weight="bold" officeooo:rsid="0063fa1e" officeooo:paragraph-rsid="0063fa1e" style:font-weight-asian="bold" style:font-weight-complex="bold"/>
    </style:style>
    <style:style style:name="P35" style:family="paragraph" style:parent-style-name="Table_20_Contents">
      <style:text-properties fo:font-weight="bold" officeooo:rsid="0065ea61" officeooo:paragraph-rsid="0065ea61" style:font-weight-asian="bold" style:font-weight-complex="bold"/>
    </style:style>
    <style:style style:name="P36" style:family="paragraph" style:parent-style-name="Table_20_Contents">
      <style:text-properties fo:font-weight="bold" officeooo:rsid="00662e08" officeooo:paragraph-rsid="00662e08" style:font-weight-asian="bold" style:font-weight-complex="bold"/>
    </style:style>
    <style:style style:name="P37" style:family="paragraph" style:parent-style-name="Table_20_Contents">
      <style:text-properties fo:font-weight="bold" officeooo:rsid="006747a3" officeooo:paragraph-rsid="006747a3" style:font-weight-asian="bold" style:font-weight-complex="bold"/>
    </style:style>
    <style:style style:name="P38" style:family="paragraph" style:parent-style-name="Table_20_Contents">
      <style:text-properties fo:font-weight="bold" officeooo:rsid="00689a59" officeooo:paragraph-rsid="00689a59" style:font-weight-asian="bold" style:font-weight-complex="bold"/>
    </style:style>
    <style:style style:name="P39" style:family="paragraph" style:parent-style-name="Table_20_Contents">
      <style:text-properties fo:font-weight="bold" officeooo:rsid="006a8ab3" officeooo:paragraph-rsid="006a8ab3" style:font-weight-asian="bold" style:font-weight-complex="bold"/>
    </style:style>
    <style:style style:name="P40" style:family="paragraph" style:parent-style-name="Table_20_Contents">
      <style:text-properties officeooo:rsid="001a026c" officeooo:paragraph-rsid="001a026c"/>
    </style:style>
    <style:style style:name="P41" style:family="paragraph" style:parent-style-name="Table_20_Contents">
      <style:text-properties fo:font-style="normal" fo:font-weight="normal" style:font-style-asian="normal" style:font-weight-asian="normal" style:font-style-complex="normal" style:font-weight-complex="normal"/>
    </style:style>
    <style:style style:name="P42" style:family="paragraph" style:parent-style-name="Table_20_Contents">
      <style:text-properties fo:font-style="normal" fo:font-weight="normal" officeooo:paragraph-rsid="004827cb" style:font-style-asian="normal" style:font-weight-asian="normal" style:font-style-complex="normal" style:font-weight-complex="normal"/>
    </style:style>
    <style:style style:name="P43" style:family="paragraph" style:parent-style-name="Table_20_Contents">
      <style:text-properties fo:font-style="normal" fo:font-weight="normal" officeooo:paragraph-rsid="004f0e1c" style:font-style-asian="normal" style:font-weight-asian="normal" style:font-style-complex="normal" style:font-weight-complex="normal"/>
    </style:style>
    <style:style style:name="P44" style:family="paragraph" style:parent-style-name="Table_20_Contents">
      <style:text-properties fo:font-style="normal" fo:font-weight="normal" officeooo:paragraph-rsid="0050ea43" style:font-style-asian="normal" style:font-weight-asian="normal" style:font-style-complex="normal" style:font-weight-complex="normal"/>
    </style:style>
    <style:style style:name="P45" style:family="paragraph" style:parent-style-name="Table_20_Contents">
      <style:text-properties fo:font-style="normal" fo:font-weight="normal" officeooo:paragraph-rsid="00521e5f" style:font-style-asian="normal" style:font-weight-asian="normal" style:font-style-complex="normal" style:font-weight-complex="normal"/>
    </style:style>
    <style:style style:name="P46" style:family="paragraph" style:parent-style-name="Table_20_Contents">
      <style:text-properties officeooo:rsid="001bda2b" officeooo:paragraph-rsid="001bda2b"/>
    </style:style>
    <style:style style:name="P47" style:family="paragraph" style:parent-style-name="Table_20_Contents">
      <style:text-properties officeooo:rsid="001ddfbc" officeooo:paragraph-rsid="001ddfbc"/>
    </style:style>
    <style:style style:name="P48" style:family="paragraph" style:parent-style-name="Table_20_Contents">
      <style:text-properties officeooo:rsid="001fd676" officeooo:paragraph-rsid="001fd676"/>
    </style:style>
    <style:style style:name="P49" style:family="paragraph" style:parent-style-name="Table_20_Contents">
      <style:text-properties officeooo:rsid="0020560f" officeooo:paragraph-rsid="0020560f"/>
    </style:style>
    <style:style style:name="P50" style:family="paragraph" style:parent-style-name="Table_20_Contents">
      <style:text-properties officeooo:rsid="0022c015" officeooo:paragraph-rsid="0022c015"/>
    </style:style>
    <style:style style:name="P51" style:family="paragraph" style:parent-style-name="Table_20_Contents">
      <style:text-properties officeooo:rsid="0027b964" officeooo:paragraph-rsid="0027b964"/>
    </style:style>
    <style:style style:name="P52" style:family="paragraph" style:parent-style-name="Table_20_Contents">
      <style:text-properties officeooo:rsid="002999df" officeooo:paragraph-rsid="002999df"/>
    </style:style>
    <style:style style:name="P53" style:family="paragraph" style:parent-style-name="Table_20_Contents">
      <style:text-properties officeooo:rsid="002b8156" officeooo:paragraph-rsid="002b8156"/>
    </style:style>
    <style:style style:name="P54" style:family="paragraph" style:parent-style-name="Table_20_Contents">
      <style:text-properties officeooo:rsid="003010ae" officeooo:paragraph-rsid="003010ae"/>
    </style:style>
    <style:style style:name="P55" style:family="paragraph" style:parent-style-name="Table_20_Contents">
      <style:text-properties fo:font-weight="normal" officeooo:rsid="0022c015" officeooo:paragraph-rsid="0022c015" style:font-weight-asian="normal" style:font-weight-complex="normal"/>
    </style:style>
    <style:style style:name="P56" style:family="paragraph" style:parent-style-name="Table_20_Contents">
      <style:text-properties fo:font-weight="normal" officeooo:rsid="002553c3" officeooo:paragraph-rsid="002553c3" style:font-weight-asian="normal" style:font-weight-complex="normal"/>
    </style:style>
    <style:style style:name="P57" style:family="paragraph" style:parent-style-name="Table_20_Contents">
      <style:text-properties fo:font-weight="normal" officeooo:rsid="002b8156" officeooo:paragraph-rsid="002b8156" style:font-weight-asian="normal" style:font-weight-complex="normal"/>
    </style:style>
    <style:style style:name="P58" style:family="paragraph" style:parent-style-name="Table_20_Contents">
      <style:text-properties fo:font-weight="normal" officeooo:rsid="002b8156" officeooo:paragraph-rsid="004827cb" style:font-weight-asian="normal" style:font-weight-complex="normal"/>
    </style:style>
    <style:style style:name="P59" style:family="paragraph" style:parent-style-name="Table_20_Contents">
      <style:text-properties fo:font-weight="normal" officeooo:rsid="0030414b" officeooo:paragraph-rsid="0030414b" style:font-weight-asian="normal" style:font-weight-complex="normal"/>
    </style:style>
    <style:style style:name="P60" style:family="paragraph" style:parent-style-name="Table_20_Contents">
      <style:text-properties fo:font-weight="normal" officeooo:rsid="002c265a" officeooo:paragraph-rsid="0030414b" style:font-weight-asian="normal" style:font-weight-complex="normal"/>
    </style:style>
    <style:style style:name="P61" style:family="paragraph" style:parent-style-name="Table_20_Contents">
      <style:text-properties fo:font-weight="normal" officeooo:rsid="002c265a" officeooo:paragraph-rsid="002c265a" style:font-weight-asian="normal" style:font-weight-complex="normal"/>
    </style:style>
    <style:style style:name="P62" style:family="paragraph" style:parent-style-name="Table_20_Contents">
      <style:text-properties fo:font-weight="normal" officeooo:rsid="002c265a" officeooo:paragraph-rsid="002d4a7e" style:font-weight-asian="normal" style:font-weight-complex="normal"/>
    </style:style>
    <style:style style:name="P63" style:family="paragraph" style:parent-style-name="Table_20_Contents">
      <style:text-properties fo:font-weight="normal" officeooo:rsid="0027e049" officeooo:paragraph-rsid="0027e049" style:font-weight-asian="normal" style:font-weight-complex="normal"/>
    </style:style>
    <style:style style:name="P64" style:family="paragraph" style:parent-style-name="Table_20_Contents">
      <style:text-properties fo:font-weight="normal" officeooo:rsid="0030d011" officeooo:paragraph-rsid="0030d011" style:font-weight-asian="normal" style:font-weight-complex="normal"/>
    </style:style>
    <style:style style:name="P65" style:family="paragraph" style:parent-style-name="Table_20_Contents">
      <style:text-properties fo:font-weight="normal" officeooo:rsid="002d4a7e" officeooo:paragraph-rsid="002d4a7e" style:font-weight-asian="normal" style:font-weight-complex="normal"/>
    </style:style>
    <style:style style:name="P66" style:family="paragraph" style:parent-style-name="Table_20_Contents">
      <style:text-properties fo:font-weight="normal" officeooo:rsid="001bda2b" officeooo:paragraph-rsid="001bda2b" style:font-weight-asian="normal" style:font-weight-complex="normal"/>
    </style:style>
    <style:style style:name="P67" style:family="paragraph" style:parent-style-name="Table_20_Contents">
      <style:text-properties fo:font-weight="normal" officeooo:rsid="001bda2b" officeooo:paragraph-rsid="001ddfbc" style:font-weight-asian="normal" style:font-weight-complex="normal"/>
    </style:style>
    <style:style style:name="P68" style:family="paragraph" style:parent-style-name="Table_20_Contents">
      <style:text-properties fo:font-weight="normal" officeooo:rsid="0021e2bc" officeooo:paragraph-rsid="0021e2bc" style:font-weight-asian="normal" style:font-weight-complex="normal"/>
    </style:style>
    <style:style style:name="P69" style:family="paragraph" style:parent-style-name="Table_20_Contents">
      <style:text-properties fo:font-weight="normal" officeooo:rsid="0025d0dd" officeooo:paragraph-rsid="0025d0dd" style:font-weight-asian="normal" style:font-weight-complex="normal"/>
    </style:style>
    <style:style style:name="P70" style:family="paragraph" style:parent-style-name="Table_20_Contents">
      <style:text-properties fo:font-weight="normal" officeooo:rsid="0028ead2" officeooo:paragraph-rsid="0028ead2" style:font-weight-asian="normal" style:font-weight-complex="normal"/>
    </style:style>
    <style:style style:name="P71" style:family="paragraph" style:parent-style-name="Table_20_Contents">
      <style:text-properties fo:font-weight="normal" officeooo:rsid="002f4004" officeooo:paragraph-rsid="002f4004" style:font-weight-asian="normal" style:font-weight-complex="normal"/>
    </style:style>
    <style:style style:name="P72" style:family="paragraph" style:parent-style-name="Table_20_Contents">
      <style:text-properties fo:font-weight="normal" officeooo:rsid="002f4004" officeooo:paragraph-rsid="003010ae" style:font-weight-asian="normal" style:font-weight-complex="normal"/>
    </style:style>
    <style:style style:name="P73" style:family="paragraph" style:parent-style-name="Table_20_Contents">
      <style:text-properties fo:font-weight="normal" officeooo:rsid="0027b964" officeooo:paragraph-rsid="0027b964" style:font-weight-asian="normal" style:font-weight-complex="normal"/>
    </style:style>
    <style:style style:name="P74" style:family="paragraph" style:parent-style-name="Table_20_Contents">
      <style:text-properties fo:font-weight="normal" officeooo:rsid="0020560f" officeooo:paragraph-rsid="0027b964" style:font-weight-asian="normal" style:font-weight-complex="normal"/>
    </style:style>
    <style:style style:name="P75" style:family="paragraph" style:parent-style-name="Table_20_Contents">
      <style:text-properties fo:font-weight="normal" officeooo:rsid="0020560f" officeooo:paragraph-rsid="0020560f" style:font-weight-asian="normal" style:font-weight-complex="normal"/>
    </style:style>
    <style:style style:name="P76" style:family="paragraph" style:parent-style-name="Table_20_Contents">
      <style:text-properties fo:font-weight="normal" officeooo:rsid="0034b5ce" officeooo:paragraph-rsid="0034b5ce" style:font-weight-asian="normal" style:font-weight-complex="normal"/>
    </style:style>
    <style:style style:name="P77" style:family="paragraph" style:parent-style-name="Table_20_Contents">
      <style:text-properties fo:font-weight="normal" officeooo:rsid="0034b5ce" officeooo:paragraph-rsid="004827cb" style:font-weight-asian="normal" style:font-weight-complex="normal"/>
    </style:style>
    <style:style style:name="P78" style:family="paragraph" style:parent-style-name="Table_20_Contents">
      <style:text-properties fo:font-weight="normal" officeooo:rsid="00362aea" officeooo:paragraph-rsid="00362aea" style:font-weight-asian="normal" style:font-weight-complex="normal"/>
    </style:style>
    <style:style style:name="P79" style:family="paragraph" style:parent-style-name="Table_20_Contents">
      <style:text-properties fo:font-weight="normal" officeooo:rsid="0037d377" officeooo:paragraph-rsid="0037d377" style:font-weight-asian="normal" style:font-weight-complex="normal"/>
    </style:style>
    <style:style style:name="P80" style:family="paragraph" style:parent-style-name="Table_20_Contents">
      <style:text-properties fo:font-weight="normal" officeooo:rsid="0038aac0" officeooo:paragraph-rsid="0038aac0" style:font-weight-asian="normal" style:font-weight-complex="normal"/>
    </style:style>
    <style:style style:name="P81" style:family="paragraph" style:parent-style-name="Table_20_Contents">
      <style:text-properties fo:font-weight="normal" officeooo:rsid="00396937" officeooo:paragraph-rsid="00396937" style:font-weight-asian="normal" style:font-weight-complex="normal"/>
    </style:style>
    <style:style style:name="P82" style:family="paragraph" style:parent-style-name="Table_20_Contents">
      <style:text-properties fo:font-weight="normal" officeooo:rsid="003d5443" officeooo:paragraph-rsid="003d5443" style:font-weight-asian="normal" style:font-weight-complex="normal"/>
    </style:style>
    <style:style style:name="P83" style:family="paragraph" style:parent-style-name="Table_20_Contents">
      <style:text-properties fo:font-weight="normal" officeooo:rsid="00441949" officeooo:paragraph-rsid="00441949" style:font-weight-asian="normal" style:font-weight-complex="normal"/>
    </style:style>
    <style:style style:name="P84" style:family="paragraph" style:parent-style-name="Table_20_Contents">
      <style:text-properties fo:font-weight="normal" officeooo:rsid="00465636" officeooo:paragraph-rsid="00465636" style:font-weight-asian="normal" style:font-weight-complex="normal"/>
    </style:style>
    <style:style style:name="P85" style:family="paragraph" style:parent-style-name="Table_20_Contents">
      <style:text-properties fo:font-weight="normal" officeooo:rsid="004827cb" officeooo:paragraph-rsid="004827cb" style:font-weight-asian="normal" style:font-weight-complex="normal"/>
    </style:style>
    <style:style style:name="P86" style:family="paragraph" style:parent-style-name="Table_20_Contents">
      <style:text-properties fo:font-weight="normal" officeooo:rsid="004980fe" officeooo:paragraph-rsid="004980fe" style:font-weight-asian="normal" style:font-weight-complex="normal"/>
    </style:style>
    <style:style style:name="P87" style:family="paragraph" style:parent-style-name="Table_20_Contents">
      <style:text-properties fo:font-weight="normal" officeooo:rsid="0049a3c0" officeooo:paragraph-rsid="0049a3c0" style:font-weight-asian="normal" style:font-weight-complex="normal"/>
    </style:style>
    <style:style style:name="P88" style:family="paragraph" style:parent-style-name="Table_20_Contents">
      <style:text-properties fo:font-weight="normal" officeooo:rsid="004bf053" officeooo:paragraph-rsid="004bf053" style:font-weight-asian="normal" style:font-weight-complex="normal"/>
    </style:style>
    <style:style style:name="P89" style:family="paragraph" style:parent-style-name="Table_20_Contents">
      <style:text-properties fo:font-weight="normal" officeooo:rsid="004bf053" officeooo:paragraph-rsid="004c3f08" style:font-weight-asian="normal" style:font-weight-complex="normal"/>
    </style:style>
    <style:style style:name="P90" style:family="paragraph" style:parent-style-name="Table_20_Contents">
      <style:text-properties fo:font-weight="normal" officeooo:rsid="004bf053" officeooo:paragraph-rsid="005d1a1d" style:font-weight-asian="normal" style:font-weight-complex="normal"/>
    </style:style>
    <style:style style:name="P91" style:family="paragraph" style:parent-style-name="Table_20_Contents">
      <style:text-properties fo:font-weight="normal" officeooo:rsid="004bf053" officeooo:paragraph-rsid="005d45d6" style:font-weight-asian="normal" style:font-weight-complex="normal"/>
    </style:style>
    <style:style style:name="P92" style:family="paragraph" style:parent-style-name="Table_20_Contents">
      <style:text-properties fo:font-weight="normal" officeooo:rsid="004bf053" officeooo:paragraph-rsid="0060a2df" style:font-weight-asian="normal" style:font-weight-complex="normal"/>
    </style:style>
    <style:style style:name="P93" style:family="paragraph" style:parent-style-name="Table_20_Contents">
      <style:text-properties fo:font-weight="normal" officeooo:rsid="004bf053" officeooo:paragraph-rsid="0063fa1e" style:font-weight-asian="normal" style:font-weight-complex="normal"/>
    </style:style>
    <style:style style:name="P94" style:family="paragraph" style:parent-style-name="Table_20_Contents">
      <style:text-properties fo:font-weight="normal" officeooo:rsid="004bf053" officeooo:paragraph-rsid="0065ea61" style:font-weight-asian="normal" style:font-weight-complex="normal"/>
    </style:style>
    <style:style style:name="P95" style:family="paragraph" style:parent-style-name="Table_20_Contents">
      <style:text-properties fo:font-weight="normal" officeooo:rsid="004bf053" officeooo:paragraph-rsid="0067408c" style:font-weight-asian="normal" style:font-weight-complex="normal"/>
    </style:style>
    <style:style style:name="P96" style:family="paragraph" style:parent-style-name="Table_20_Contents">
      <style:text-properties fo:font-weight="normal" officeooo:rsid="004bf053" officeooo:paragraph-rsid="00689a59" style:font-weight-asian="normal" style:font-weight-complex="normal"/>
    </style:style>
    <style:style style:name="P97" style:family="paragraph" style:parent-style-name="Table_20_Contents">
      <style:text-properties fo:font-weight="normal" officeooo:rsid="004c3f08" officeooo:paragraph-rsid="004c3f08" style:font-weight-asian="normal" style:font-weight-complex="normal"/>
    </style:style>
    <style:style style:name="P98" style:family="paragraph" style:parent-style-name="Table_20_Contents">
      <style:text-properties fo:font-weight="normal" officeooo:rsid="005cda01" officeooo:paragraph-rsid="005cda01" style:font-weight-asian="normal" style:font-weight-complex="normal"/>
    </style:style>
    <style:style style:name="P99" style:family="paragraph" style:parent-style-name="Table_20_Contents">
      <style:text-properties fo:font-weight="normal" officeooo:rsid="005cda01" officeooo:paragraph-rsid="005f9e2b" style:font-weight-asian="normal" style:font-weight-complex="normal"/>
    </style:style>
    <style:style style:name="P100" style:family="paragraph" style:parent-style-name="Table_20_Contents">
      <style:text-properties fo:font-weight="normal" officeooo:rsid="005cda01" officeooo:paragraph-rsid="0065ea61" style:font-weight-asian="normal" style:font-weight-complex="normal"/>
    </style:style>
    <style:style style:name="P101" style:family="paragraph" style:parent-style-name="Table_20_Contents">
      <style:text-properties fo:font-weight="normal" officeooo:rsid="005d1a1d" officeooo:paragraph-rsid="005d1a1d" style:font-weight-asian="normal" style:font-weight-complex="normal"/>
    </style:style>
    <style:style style:name="P102" style:family="paragraph" style:parent-style-name="Table_20_Contents">
      <style:text-properties fo:font-weight="normal" officeooo:rsid="005d1a1d" officeooo:paragraph-rsid="005d45d6" style:font-weight-asian="normal" style:font-weight-complex="normal"/>
    </style:style>
    <style:style style:name="P103" style:family="paragraph" style:parent-style-name="Table_20_Contents">
      <style:text-properties fo:font-weight="normal" officeooo:rsid="005d1a1d" officeooo:paragraph-rsid="0060a2df" style:font-weight-asian="normal" style:font-weight-complex="normal"/>
    </style:style>
    <style:style style:name="P104" style:family="paragraph" style:parent-style-name="Table_20_Contents">
      <style:text-properties fo:font-weight="normal" officeooo:rsid="005d1a1d" officeooo:paragraph-rsid="0063fa1e" style:font-weight-asian="normal" style:font-weight-complex="normal"/>
    </style:style>
    <style:style style:name="P105" style:family="paragraph" style:parent-style-name="Table_20_Contents">
      <style:text-properties fo:font-weight="normal" officeooo:rsid="005d1a1d" officeooo:paragraph-rsid="0065ea61" style:font-weight-asian="normal" style:font-weight-complex="normal"/>
    </style:style>
    <style:style style:name="P106" style:family="paragraph" style:parent-style-name="Table_20_Contents">
      <style:text-properties fo:font-weight="normal" officeooo:rsid="005d1a1d" officeooo:paragraph-rsid="0067408c" style:font-weight-asian="normal" style:font-weight-complex="normal"/>
    </style:style>
    <style:style style:name="P107" style:family="paragraph" style:parent-style-name="Table_20_Contents">
      <style:text-properties fo:font-weight="normal" officeooo:rsid="005d1a1d" officeooo:paragraph-rsid="00689a59" style:font-weight-asian="normal" style:font-weight-complex="normal"/>
    </style:style>
    <style:style style:name="P108" style:family="paragraph" style:parent-style-name="Table_20_Contents">
      <style:text-properties fo:font-weight="normal" officeooo:rsid="005d1a1d" officeooo:paragraph-rsid="006a8ab3" style:font-weight-asian="normal" style:font-weight-complex="normal"/>
    </style:style>
    <style:style style:name="P109" style:family="paragraph" style:parent-style-name="Table_20_Contents">
      <style:text-properties fo:font-weight="normal" officeooo:rsid="005d45d6" officeooo:paragraph-rsid="005d45d6" style:font-weight-asian="normal" style:font-weight-complex="normal"/>
    </style:style>
    <style:style style:name="P110" style:family="paragraph" style:parent-style-name="Table_20_Contents">
      <style:text-properties fo:font-weight="normal" officeooo:rsid="005e56d0" officeooo:paragraph-rsid="005e56d0" style:font-weight-asian="normal" style:font-weight-complex="normal"/>
    </style:style>
    <style:style style:name="P111" style:family="paragraph" style:parent-style-name="Table_20_Contents">
      <style:text-properties fo:font-weight="normal" officeooo:rsid="005f9e2b" officeooo:paragraph-rsid="005f9e2b" style:font-weight-asian="normal" style:font-weight-complex="normal"/>
    </style:style>
    <style:style style:name="P112" style:family="paragraph" style:parent-style-name="Table_20_Contents">
      <style:text-properties fo:font-weight="normal" officeooo:rsid="005f9e2b" officeooo:paragraph-rsid="0065ea61" style:font-weight-asian="normal" style:font-weight-complex="normal"/>
    </style:style>
    <style:style style:name="P113" style:family="paragraph" style:parent-style-name="Table_20_Contents">
      <style:text-properties fo:font-weight="normal" officeooo:rsid="006264ab" officeooo:paragraph-rsid="006264ab" style:font-weight-asian="normal" style:font-weight-complex="normal"/>
    </style:style>
    <style:style style:name="P114" style:family="paragraph" style:parent-style-name="Table_20_Contents">
      <style:text-properties fo:font-weight="normal" officeooo:rsid="0065ea61" officeooo:paragraph-rsid="0065ea61" style:font-weight-asian="normal" style:font-weight-complex="normal"/>
    </style:style>
    <style:style style:name="P115" style:family="paragraph" style:parent-style-name="Table_20_Contents">
      <style:text-properties fo:font-weight="normal" officeooo:rsid="00662e08" officeooo:paragraph-rsid="00662e08" style:font-weight-asian="normal" style:font-weight-complex="normal"/>
    </style:style>
    <style:style style:name="P116" style:family="paragraph" style:parent-style-name="Table_20_Contents">
      <style:text-properties fo:font-weight="normal" officeooo:rsid="0067408c" officeooo:paragraph-rsid="0067408c" style:font-weight-asian="normal" style:font-weight-complex="normal"/>
    </style:style>
    <style:style style:name="P117" style:family="paragraph" style:parent-style-name="Table_20_Contents">
      <style:text-properties fo:font-weight="normal" officeooo:rsid="006747a3" officeooo:paragraph-rsid="006747a3" style:font-weight-asian="normal" style:font-weight-complex="normal"/>
    </style:style>
    <style:style style:name="P118" style:family="paragraph" style:parent-style-name="Table_20_Contents">
      <style:text-properties fo:font-weight="normal" officeooo:rsid="00689a59" officeooo:paragraph-rsid="00689a59" style:font-weight-asian="normal" style:font-weight-complex="normal"/>
    </style:style>
    <style:style style:name="P119" style:family="paragraph" style:parent-style-name="Table_20_Contents">
      <style:text-properties fo:font-weight="normal" officeooo:rsid="006a8ab3" officeooo:paragraph-rsid="006a8ab3" style:font-weight-asian="normal" style:font-weight-complex="normal"/>
    </style:style>
    <style:style style:name="P120" style:family="paragraph" style:parent-style-name="Table_20_Contents">
      <style:text-properties officeooo:rsid="0028ead2" officeooo:paragraph-rsid="0028ead2"/>
    </style:style>
    <style:style style:name="P121" style:family="paragraph" style:parent-style-name="Table_20_Contents">
      <style:text-properties officeooo:rsid="0028ead2" officeooo:paragraph-rsid="0033b03b"/>
    </style:style>
    <style:style style:name="P122" style:family="paragraph" style:parent-style-name="Table_20_Contents">
      <style:text-properties officeooo:rsid="0030414b" officeooo:paragraph-rsid="0030414b"/>
    </style:style>
    <style:style style:name="P123" style:family="paragraph" style:parent-style-name="Table_20_Contents">
      <style:text-properties officeooo:rsid="001b2eb8" officeooo:paragraph-rsid="001b2eb8"/>
    </style:style>
    <style:style style:name="P124" style:family="paragraph" style:parent-style-name="Table_20_Contents">
      <style:text-properties officeooo:rsid="001b2eb8" officeooo:paragraph-rsid="0025d0dd"/>
    </style:style>
    <style:style style:name="P125" style:family="paragraph" style:parent-style-name="Table_20_Contents">
      <style:text-properties officeooo:rsid="0033b03b" officeooo:paragraph-rsid="0033b03b"/>
    </style:style>
    <style:style style:name="P126" style:family="paragraph" style:parent-style-name="Table_20_Contents">
      <style:text-properties officeooo:rsid="0034b5ce" officeooo:paragraph-rsid="0034b5ce"/>
    </style:style>
    <style:style style:name="P127" style:family="paragraph" style:parent-style-name="Table_20_Contents">
      <style:text-properties officeooo:rsid="00362aea" officeooo:paragraph-rsid="00362aea"/>
    </style:style>
    <style:style style:name="P128" style:family="paragraph" style:parent-style-name="Table_20_Contents">
      <style:text-properties officeooo:rsid="0037d377" officeooo:paragraph-rsid="0037d377"/>
    </style:style>
    <style:style style:name="P129" style:family="paragraph" style:parent-style-name="Table_20_Contents">
      <style:text-properties officeooo:rsid="003f6bea" officeooo:paragraph-rsid="003f6bea"/>
    </style:style>
    <style:style style:name="P130" style:family="paragraph" style:parent-style-name="Table_20_Contents">
      <style:text-properties officeooo:rsid="004049f1" officeooo:paragraph-rsid="004049f1"/>
    </style:style>
    <style:style style:name="P131" style:family="paragraph" style:parent-style-name="Table_20_Contents">
      <style:text-properties officeooo:rsid="00421b4b" officeooo:paragraph-rsid="00421b4b"/>
    </style:style>
    <style:style style:name="P132" style:family="paragraph" style:parent-style-name="Table_20_Contents">
      <style:text-properties officeooo:rsid="0044cdaf" officeooo:paragraph-rsid="0044cdaf"/>
    </style:style>
    <style:style style:name="P133" style:family="paragraph" style:parent-style-name="Table_20_Contents">
      <style:text-properties officeooo:rsid="004827cb" officeooo:paragraph-rsid="004827cb"/>
    </style:style>
    <style:style style:name="P134" style:family="paragraph" style:parent-style-name="Table_20_Contents">
      <style:text-properties officeooo:rsid="004827cb" officeooo:paragraph-rsid="004bf053"/>
    </style:style>
    <style:style style:name="P135" style:family="paragraph" style:parent-style-name="Table_20_Contents">
      <style:text-properties officeooo:rsid="004827cb" officeooo:paragraph-rsid="0059ffe5"/>
    </style:style>
    <style:style style:name="P136" style:family="paragraph" style:parent-style-name="Table_20_Contents">
      <style:text-properties officeooo:rsid="004bf053" officeooo:paragraph-rsid="004bf053"/>
    </style:style>
    <style:style style:name="P137" style:family="paragraph" style:parent-style-name="Table_20_Contents">
      <style:text-properties officeooo:rsid="004e12e0" officeooo:paragraph-rsid="004e12e0"/>
    </style:style>
    <style:style style:name="P138" style:family="paragraph" style:parent-style-name="Table_20_Contents">
      <style:text-properties officeooo:rsid="00530a5e" officeooo:paragraph-rsid="00530a5e"/>
    </style:style>
    <style:style style:name="P139" style:family="paragraph" style:parent-style-name="Table_20_Contents">
      <style:text-properties officeooo:rsid="00535a77" officeooo:paragraph-rsid="00535a77"/>
    </style:style>
    <style:style style:name="P140" style:family="paragraph" style:parent-style-name="Table_20_Contents">
      <style:text-properties officeooo:rsid="00535a77" officeooo:paragraph-rsid="0053e214"/>
    </style:style>
    <style:style style:name="P141" style:family="paragraph" style:parent-style-name="Table_20_Contents">
      <style:text-properties officeooo:rsid="0053e214" officeooo:paragraph-rsid="0053e214"/>
    </style:style>
    <style:style style:name="P142" style:family="paragraph" style:parent-style-name="Table_20_Contents">
      <style:text-properties officeooo:rsid="005555e5" officeooo:paragraph-rsid="005555e5"/>
    </style:style>
    <style:style style:name="P143" style:family="paragraph" style:parent-style-name="Table_20_Contents">
      <style:text-properties officeooo:rsid="0055e934" officeooo:paragraph-rsid="0055e934"/>
    </style:style>
    <style:style style:name="P144" style:family="paragraph" style:parent-style-name="Table_20_Contents">
      <style:text-properties officeooo:rsid="0059ffe5" officeooo:paragraph-rsid="0059ffe5"/>
    </style:style>
    <style:style style:name="P145" style:family="paragraph" style:parent-style-name="Table_20_Contents">
      <style:text-properties officeooo:rsid="005bfa54" officeooo:paragraph-rsid="005bfa54"/>
    </style:style>
    <style:style style:name="P146" style:family="paragraph" style:parent-style-name="Standard">
      <style:text-properties officeooo:paragraph-rsid="003010ae"/>
    </style:style>
    <style:style style:name="P147" style:family="paragraph" style:parent-style-name="Standard">
      <style:text-properties officeooo:paragraph-rsid="0030d011"/>
    </style:style>
    <style:style style:name="P148" style:family="paragraph" style:parent-style-name="Text_20_body">
      <style:text-properties fo:font-weight="bold" officeooo:rsid="0030d011" officeooo:paragraph-rsid="0030d011" style:font-weight-asian="bold" style:font-weight-complex="bold"/>
    </style:style>
    <style:style style:name="P149" style:family="paragraph" style:parent-style-name="Text_20_body">
      <style:text-properties fo:font-weight="bold" officeooo:rsid="00320ca2" officeooo:paragraph-rsid="00320ca2" style:font-weight-asian="bold" style:font-weight-complex="bold"/>
    </style:style>
    <style:style style:name="P150" style:family="paragraph" style:parent-style-name="Text_20_body">
      <style:text-properties fo:font-weight="bold" officeooo:rsid="006c466b" officeooo:paragraph-rsid="006c466b" style:font-weight-asian="bold" style:font-weight-complex="bold"/>
    </style:style>
    <style:style style:name="P151" style:family="paragraph" style:parent-style-name="Text_20_body">
      <style:text-properties fo:font-weight="bold" officeooo:rsid="006e5c1d" officeooo:paragraph-rsid="006e5c1d" style:font-weight-asian="bold" style:font-weight-complex="bold"/>
    </style:style>
    <style:style style:name="P152" style:family="paragraph" style:parent-style-name="Text_20_body">
      <style:text-properties fo:font-weight="normal" officeooo:rsid="0030d011" officeooo:paragraph-rsid="0030d011" style:font-weight-asian="normal" style:font-weight-complex="normal"/>
    </style:style>
    <style:style style:name="P153" style:family="paragraph" style:parent-style-name="Text_20_body">
      <style:text-properties fo:font-weight="normal" officeooo:rsid="00312d91" officeooo:paragraph-rsid="00312d91" style:font-weight-asian="normal" style:font-weight-complex="normal"/>
    </style:style>
    <style:style style:name="P154" style:family="paragraph" style:parent-style-name="Text_20_body">
      <style:text-properties fo:font-weight="normal" officeooo:rsid="0031dbfb" officeooo:paragraph-rsid="0031dbfb" style:font-weight-asian="normal" style:font-weight-complex="normal"/>
    </style:style>
    <style:style style:name="P155" style:family="paragraph" style:parent-style-name="Text_20_body">
      <style:text-properties fo:font-weight="normal" officeooo:rsid="006e5c1d" officeooo:paragraph-rsid="006e5c1d" style:font-weight-asian="normal" style:font-weight-complex="normal"/>
    </style:style>
    <style:style style:name="P156" style:family="paragraph" style:parent-style-name="Text_20_body">
      <style:text-properties fo:font-size="14pt" fo:font-weight="bold" officeooo:rsid="006c466b" officeooo:paragraph-rsid="006c466b" style:font-size-asian="12.25pt" style:font-weight-asian="bold" style:font-size-complex="14pt" style:font-weight-complex="bold"/>
    </style:style>
    <style:style style:name="P157" style:family="paragraph" style:parent-style-name="Text_20_body">
      <style:text-properties fo:font-size="14pt" fo:font-weight="bold" officeooo:rsid="006cf71a" officeooo:paragraph-rsid="006cf71a" style:font-size-asian="12.25pt" style:font-weight-asian="bold" style:font-size-complex="14pt" style:font-weight-complex="bold"/>
    </style:style>
    <style:style style:name="P158" style:family="paragraph" style:parent-style-name="Text_20_body">
      <style:text-properties fo:font-size="14pt" fo:font-weight="bold" officeooo:rsid="006cf71a" officeooo:paragraph-rsid="006cf71a" style:font-size-asian="14pt" style:font-weight-asian="bold" style:font-size-complex="14pt" style:font-weight-complex="bold"/>
    </style:style>
    <style:style style:name="P159" style:family="paragraph" style:parent-style-name="Text_20_body">
      <style:text-properties fo:font-size="18pt" fo:font-weight="bold" officeooo:rsid="00705e71" officeooo:paragraph-rsid="00705e71" style:font-size-asian="15.75pt" style:font-weight-asian="bold" style:font-size-complex="18pt" style:font-weight-complex="bold"/>
    </style:style>
    <style:style style:name="P160" style:family="paragraph" style:parent-style-name="Table_20_Contents">
      <style:text-properties fo:font-weight="normal" officeooo:rsid="003e789e" officeooo:paragraph-rsid="003e789e" style:font-weight-asian="normal" style:font-weight-complex="normal"/>
    </style:style>
    <style:style style:name="P161" style:family="paragraph" style:parent-style-name="Table_20_Contents">
      <style:text-properties fo:font-weight="normal" officeooo:rsid="004c3f08" officeooo:paragraph-rsid="004c3f08" style:font-weight-asian="normal" style:font-weight-complex="normal"/>
    </style:style>
    <style:style style:name="P162" style:family="paragraph" style:parent-style-name="Table_20_Contents">
      <style:text-properties fo:font-weight="normal" officeooo:rsid="0056b06a" officeooo:paragraph-rsid="0056b06a" style:font-weight-asian="normal" style:font-weight-complex="normal"/>
    </style:style>
    <style:style style:name="P163" style:family="paragraph" style:parent-style-name="Table_20_Contents">
      <style:text-properties fo:font-style="normal" fo:font-weight="normal" officeooo:rsid="004827cb" officeooo:paragraph-rsid="004827cb" style:font-style-asian="normal" style:font-weight-asian="normal" style:font-style-complex="normal" style:font-weight-complex="normal"/>
    </style:style>
    <style:style style:name="P164" style:family="paragraph" style:parent-style-name="Table_20_Contents">
      <style:text-properties fo:font-style="normal" fo:font-weight="normal" officeooo:rsid="004980fe" officeooo:paragraph-rsid="004980fe" style:font-style-asian="normal" style:font-weight-asian="normal" style:font-style-complex="normal" style:font-weight-complex="normal"/>
    </style:style>
    <style:style style:name="P165" style:family="paragraph" style:parent-style-name="Table_20_Contents">
      <style:text-properties fo:font-style="normal" fo:font-weight="normal" officeooo:rsid="004ab7bf" officeooo:paragraph-rsid="004ab7bf" style:font-style-asian="normal" style:font-weight-asian="normal" style:font-style-complex="normal" style:font-weight-complex="normal"/>
    </style:style>
    <style:style style:name="P166" style:family="paragraph" style:parent-style-name="Table_20_Contents">
      <style:text-properties fo:font-style="normal" fo:font-weight="normal" officeooo:rsid="004ab7bf" officeooo:paragraph-rsid="004c3f08" style:font-style-asian="normal" style:font-weight-asian="normal" style:font-style-complex="normal" style:font-weight-complex="normal"/>
    </style:style>
    <style:style style:name="P167" style:family="paragraph" style:parent-style-name="Table_20_Contents">
      <style:text-properties fo:font-style="normal" fo:font-weight="normal" officeooo:rsid="005d1a1d" officeooo:paragraph-rsid="005d1a1d" style:font-style-asian="normal" style:font-weight-asian="normal" style:font-style-complex="normal" style:font-weight-complex="normal"/>
    </style:style>
    <style:style style:name="P168" style:family="paragraph" style:parent-style-name="Table_20_Contents">
      <style:text-properties fo:font-style="normal" fo:font-weight="bold" officeooo:rsid="004980fe" officeooo:paragraph-rsid="004980fe" style:font-style-asian="normal" style:font-weight-asian="bold" style:font-style-complex="normal" style:font-weight-complex="bold"/>
    </style:style>
    <style:style style:name="T1" style:family="text">
      <style:text-properties officeooo:rsid="001a026c"/>
    </style:style>
    <style:style style:name="T2" style:family="text">
      <style:text-properties fo:font-style="normal" style:font-style-asian="normal" style:font-style-complex="normal"/>
    </style:style>
    <style:style style:name="T3" style:family="text">
      <style:text-properties fo:font-style="normal" officeooo:rsid="002d4a7e" style:font-style-asian="normal" style:font-style-complex="normal"/>
    </style:style>
    <style:style style:name="T4" style:family="text">
      <style:text-properties fo:font-style="normal" officeooo:rsid="001a026c" style:font-style-asian="normal" style:font-style-complex="normal"/>
    </style:style>
    <style:style style:name="T5" style:family="text">
      <style:text-properties fo:font-style="normal" officeooo:rsid="004a9647" style:font-style-asian="normal" style:font-style-complex="normal"/>
    </style:style>
    <style:style style:name="T6" style:family="text">
      <style:text-properties fo:font-style="normal" officeooo:rsid="004ab7bf" style:font-style-asian="normal" style:font-style-complex="normal"/>
    </style:style>
    <style:style style:name="T7" style:family="text">
      <style:text-properties fo:font-style="normal" officeooo:rsid="0063fa1e" style:font-style-asian="normal" style:font-style-complex="normal"/>
    </style:style>
    <style:style style:name="T8" style:family="text">
      <style:text-properties fo:font-style="normal" officeooo:rsid="006f5428" style:font-style-asian="normal" style:font-style-complex="normal"/>
    </style:style>
    <style:style style:name="T9" style:family="text">
      <style:text-properties fo:font-style="normal" fo:font-weight="bold" officeooo:rsid="004a9647"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officeooo:rsid="001bda2b" style:font-weight-asian="bold" style:font-weight-complex="bold"/>
    </style:style>
    <style:style style:name="T12" style:family="text">
      <style:text-properties officeooo:rsid="001b2eb8"/>
    </style:style>
    <style:style style:name="T13" style:family="text">
      <style:text-properties fo:font-weight="normal" style:font-weight-asian="normal" style:font-weight-complex="normal"/>
    </style:style>
    <style:style style:name="T14" style:family="text">
      <style:text-properties fo:font-weight="normal" officeooo:rsid="004827cb" style:font-weight-asian="normal" style:font-weight-complex="normal"/>
    </style:style>
    <style:style style:name="T15" style:family="text">
      <style:text-properties officeooo:rsid="001bda2b"/>
    </style:style>
    <style:style style:name="T16" style:family="text">
      <style:text-properties officeooo:rsid="001c1f2b"/>
    </style:style>
    <style:style style:name="T17" style:family="text">
      <style:text-properties officeooo:rsid="001ddfbc"/>
    </style:style>
    <style:style style:name="T18" style:family="text">
      <style:text-properties officeooo:rsid="001fd676"/>
    </style:style>
    <style:style style:name="T19" style:family="text">
      <style:text-properties officeooo:rsid="0022c015"/>
    </style:style>
    <style:style style:name="T20" style:family="text">
      <style:text-properties officeooo:rsid="00269904"/>
    </style:style>
    <style:style style:name="T21" style:family="text">
      <style:text-properties officeooo:rsid="0027b964"/>
    </style:style>
    <style:style style:name="T22" style:family="text">
      <style:text-properties officeooo:rsid="0028ead2"/>
    </style:style>
    <style:style style:name="T23" style:family="text">
      <style:text-properties officeooo:rsid="0029c69c"/>
    </style:style>
    <style:style style:name="T24" style:family="text">
      <style:text-properties officeooo:rsid="002b8156"/>
    </style:style>
    <style:style style:name="T25" style:family="text">
      <style:text-properties officeooo:rsid="002f4004"/>
    </style:style>
    <style:style style:name="T26" style:family="text">
      <style:text-properties officeooo:rsid="003010ae"/>
    </style:style>
    <style:style style:name="T27" style:family="text">
      <style:text-properties officeooo:rsid="0030414b"/>
    </style:style>
    <style:style style:name="T28" style:family="text">
      <style:text-properties officeooo:rsid="00312d91"/>
    </style:style>
    <style:style style:name="T29" style:family="text">
      <style:text-properties officeooo:rsid="0031dbfb"/>
    </style:style>
    <style:style style:name="T30" style:family="text">
      <style:text-properties officeooo:rsid="0033b03b"/>
    </style:style>
    <style:style style:name="T31" style:family="text">
      <style:text-properties officeooo:rsid="0034b5ce"/>
    </style:style>
    <style:style style:name="T32" style:family="text">
      <style:text-properties officeooo:rsid="0037d377"/>
    </style:style>
    <style:style style:name="T33" style:family="text">
      <style:text-properties officeooo:rsid="003d5443"/>
    </style:style>
    <style:style style:name="T34" style:family="text">
      <style:text-properties officeooo:rsid="003e789e"/>
    </style:style>
    <style:style style:name="T35" style:family="text">
      <style:text-properties officeooo:rsid="00417b84"/>
    </style:style>
    <style:style style:name="T36" style:family="text">
      <style:text-properties officeooo:rsid="00465636"/>
    </style:style>
    <style:style style:name="T37" style:family="text">
      <style:text-properties officeooo:rsid="004827cb"/>
    </style:style>
    <style:style style:name="T38" style:family="text">
      <style:text-properties officeooo:rsid="004f0e1c"/>
    </style:style>
    <style:style style:name="T39" style:family="text">
      <style:text-properties officeooo:rsid="0050ea43"/>
    </style:style>
    <style:style style:name="T40" style:family="text">
      <style:text-properties officeooo:rsid="00521e5f"/>
    </style:style>
    <style:style style:name="T41" style:family="text">
      <style:text-properties officeooo:rsid="0053e214"/>
    </style:style>
    <style:style style:name="T42" style:family="text">
      <style:text-properties officeooo:rsid="005d45d6"/>
    </style:style>
    <style:style style:name="T43" style:family="text">
      <style:text-properties officeooo:rsid="0063fa1e"/>
    </style:style>
    <style:style style:name="T44" style:family="text">
      <style:text-properties officeooo:rsid="006740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MESGANTRY BACKEND API V1.1 DOCUMENTATION</text:p>
      <text:p text:style-name="P151">How to read the table</text:p>
      <text:p text:style-name="P155">An endpoint refers to the bit after the website name, where the back end is hosted. If the backend is hosted on mesgantry-backend.herokuapp.com, then in order to, say, log in as an administrator (the first row of the table), make a POST request (where POST is the method) to <text:s/><text:a xlink:type="simple" xlink:href="https://mesgantry-backend.herokuapp.com/api/v0/auth/admins/login" text:style-name="Internet_20_link" text:visited-style-name="Visited_20_Internet_20_Link">https://mesgantry-backend.herokuapp.com</text:a><text:a xlink:type="simple" xlink:href="https://mesgantry-backend.herokuapp.com/api/v0/auth/admins/login" text:style-name="Internet_20_link" text:visited-style-name="Visited_20_Internet_20_Link"><text:span text:style-name="T2">/</text:span></text:a><text:a xlink:type="simple" xlink:href="https://mesgantry-backend.herokuapp.com/api/v0/auth/admins/login" text:style-name="Internet_20_link" text:visited-style-name="Visited_20_Internet_20_Link"><text:span text:style-name="T4">api/v0/auth/admins/login</text:span></text:a><text:span text:style-name="T4">, </text:span><text:span text:style-name="T8">with the HTTPS request body being as specified in the Input/Output columns.</text:span></text:p>
      <text:p text:style-name="P148">Permissions</text:p>
      <text:p text:style-name="P152">Permissions are handled using JavaScript Web Tokens. Upon logging in, a signed web token <text:span text:style-name="T28">(a string)</text:span> is given to the caller, with an expiry time (such as 24 hours from issuing; set by environment variable). In all future calls which have any permissions (see the permissions section), a valid web token is required, and contains the information required to check said permissions. The web token must be provided in the headers of the HTTP request, under the Authorization header (exact spelling), in the format of Bearer {{token}} (where {{token}} is replaced by the <text:span text:style-name="T28">web token previously obtained). Note the space. Anything but this exact format (including a missing or blank Authorization header) will return a Status 400 Bad Request error message.</text:span></text:p>
      <text:p text:style-name="P153">If an invalid (ie expired) web token is provided, <text:span text:style-name="T29">a Status 401 Unauthorized is returned.</text:span></text:p>
      <text:p text:style-name="P154">If a valid web token is provided, but it does not have authorization to access the given endpoint, a Status 403 Forbidden is returned.</text:p>
      <text:p text:style-name="P149">The Errors section in the table<text:span text:style-name="T36">s</text:span> ignores this possible 400/401/403, it is implicit in any permissions requirement</text:p>
      <text:p text:style-name="P156">Authenticatio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text:span text:style-name="T23">URL </text:span>Endpoint</text:p>
          </table:table-cell>
          <table:table-cell table:style-name="Table1.A1" office:value-type="string">
            <text:p text:style-name="P1">Method</text:p>
          </table:table-cell>
          <table:table-cell table:style-name="Table1.A1" office:value-type="string">
            <text:p text:style-name="P1">Input/Output <text:span text:style-name="T31">(Request Body/Response Body)</text:span></text:p>
          </table:table-cell>
          <table:table-cell table:style-name="Table1.A1" office:value-type="string">
            <text:p text:style-name="P3">Permissions</text:p>
          </table:table-cell>
          <table:table-cell table:style-name="Table1.E1" office:value-type="string">
            <text:p text:style-name="P1">Description</text:p>
          </table:table-cell>
        </table:table-row>
        <table:table-row>
          <table:table-cell table:style-name="Table1.A2" office:value-type="string">
            <text:p text:style-name="P41">/<text:span text:style-name="T1">api/v0/auth/admins/login</text:span></text:p>
          </table:table-cell>
          <table:table-cell table:style-name="Table1.A2" office:value-type="string">
            <text:p text:style-name="P40">POST</text:p>
          </table:table-cell>
          <table:table-cell table:style-name="Table1.A2" office:value-type="string">
            <text:p text:style-name="P40"><text:span text:style-name="T10">Input</text:span> </text:p>
            <text:p text:style-name="P40">{“username”: “abc”, “password”: “abc”}</text:p>
            <text:p text:style-name="P40"/>
            <text:p text:style-name="P1">Output <text:span text:style-name="T12">(Successful)</text:span></text:p>
            <text:p text:style-name="P55">Status 200</text:p>
            <text:p text:style-name="P40">{“accessToken”: “eyzbdshdbsyd256”}</text:p>
            <text:p text:style-name="P40"/>
            <text:p text:style-name="P14">Errors</text:p>
            <text:p text:style-name="P123">Error 400 if JSON body not parseable</text:p>
            <text:p text:style-name="P124"><text:soft-page-break/>Error 401 if login details incorrect (username or password wrong)</text:p>
            <text:p text:style-name="P123">Error 500 <text:span text:style-name="T22">if</text:span> any internal server issues</text:p>
          </table:table-cell>
          <table:table-cell table:style-name="Table1.A2" office:value-type="string">
            <text:p text:style-name="P46">None</text:p>
          </table:table-cell>
          <table:table-cell table:style-name="Table1.E2" office:value-type="string">
            <text:p text:style-name="P46">Logging in as an adminstrator. The accessToken needs to be saved and uses in all future requests which need permissions of any kind. Such requests need to have a header called <text:span text:style-name="T10">Authorization</text:span> with <text:soft-page-break/>value </text:p>
            <text:p text:style-name="P3">Bearer {{accessToken}}</text:p>
            <text:p text:style-name="P66">Note the space <text:span text:style-name="T16">between</text:span></text:p>
          </table:table-cell>
        </table:table-row>
        <table:table-row>
          <table:table-cell table:style-name="Table1.A2" office:value-type="string">
            <text:p text:style-name="P41">/<text:span text:style-name="T17">api/v0/auth/users/login</text:span></text:p>
          </table:table-cell>
          <table:table-cell table:style-name="Table1.A2" office:value-type="string">
            <text:p text:style-name="P47">POST</text:p>
          </table:table-cell>
          <table:table-cell table:style-name="Table1.A2" office:value-type="string">
            <text:p text:style-name="P40"><text:span text:style-name="T10">Input</text:span> </text:p>
            <text:p text:style-name="P40">{“username”: “abc”, “password”: “abc”}</text:p>
            <text:p text:style-name="P40"/>
            <text:p text:style-name="P1">Output <text:span text:style-name="T12">(Successful)</text:span></text:p>
            <text:p text:style-name="P55">Status 200</text:p>
            <text:p text:style-name="P40">{“accessToken”: “eyzbdshdbsyd256”}</text:p>
            <text:p text:style-name="P40"/>
            <text:p text:style-name="P14">Errors</text:p>
            <text:p text:style-name="P123">401 if login details incorrect (username or password wrong)</text:p>
            <text:p text:style-name="P123">400 if JSON body not parseable</text:p>
            <text:p text:style-name="P123">500 <text:span text:style-name="T22">if</text:span> any internal server issues</text:p>
          </table:table-cell>
          <table:table-cell table:style-name="Table1.A2" office:value-type="string">
            <text:p text:style-name="P47">None</text:p>
          </table:table-cell>
          <table:table-cell table:style-name="Table1.E2" office:value-type="string">
            <text:p text:style-name="P47">Logging in as a user. <text:span text:style-name="T15">The accessToken needs to be saved and uses in all future requests which need permissions of any kind. Such requests need to have a header called </text:span><text:span text:style-name="T11">Authorization</text:span><text:span text:style-name="T15"> with value </text:span></text:p>
            <text:p text:style-name="P4">Bearer {{accessToken}}</text:p>
            <text:p text:style-name="P67">Note the space <text:span text:style-name="T16">between</text:span></text:p>
          </table:table-cell>
        </table:table-row>
      </table:table>
      <text:p text:style-name="Text_20_body"/>
      <text:p text:style-name="P156">User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text:span text:style-name="T23">URL </text:span>Endpoint</text:p>
            </table:table-cell>
            <table:table-cell table:style-name="Table2.A1" office:value-type="string">
              <text:p text:style-name="P1">Method</text:p>
            </table:table-cell>
            <table:table-cell table:style-name="Table2.A1" office:value-type="string">
              <text:p text:style-name="P1">Input/Output <text:span text:style-name="T31">(Request Body/Response Body)</text:span></text:p>
            </table:table-cell>
            <table:table-cell table:style-name="Table2.A1" office:value-type="string">
              <text:p text:style-name="P3">Permissions</text:p>
            </table:table-cell>
            <table:table-cell table:style-name="Table2.E1" office:value-type="string">
              <text:p text:style-name="P1">Description</text:p>
            </table:table-cell>
          </table:table-row>
        </table:table-header-rows>
        <table:table-row>
          <table:table-cell table:style-name="Table2.A2" office:value-type="string">
            <text:p text:style-name="P41">/<text:span text:style-name="T18">api/v0/users</text:span></text:p>
          </table:table-cell>
          <table:table-cell table:style-name="Table2.A2" office:value-type="string">
            <text:p text:style-name="P48">GET</text:p>
          </table:table-cell>
          <table:table-cell table:style-name="Table2.A2" office:value-type="string">
            <text:p text:style-name="P13">Input</text:p>
            <text:p text:style-name="P75">None</text:p>
            <text:p text:style-name="P75"/>
            <text:p text:style-name="P13">Output <text:span text:style-name="T19">(Successful)</text:span></text:p>
            <text:p text:style-name="P55">Status 200</text:p>
            <text:p text:style-name="P75">[{“username”: “abc”, “name”: “abc”, “createdAt”: “2019-01-31T14:07:30.796471Z", “updatedAt”: “2019-01-31T14:07:30.796471Z”, “lastLoggedIn”:null}, ...]</text:p>
            <text:p text:style-name="P75"/>
            <text:p text:style-name="P75">All fields must be non-null except lastLoggedIn</text:p>
            <text:p text:style-name="P75"/>
            <text:p text:style-name="P13">Errors</text:p>
            <text:p text:style-name="P68">500 <text:span text:style-name="T22">if</text:span> any internal server issues</text:p>
          </table:table-cell>
          <table:table-cell table:style-name="Table2.A2" office:value-type="string">
            <text:p text:style-name="P48">Valid access token</text:p>
            <text:p text:style-name="P48">Administrator <text:span text:style-name="T19">account</text:span></text:p>
          </table:table-cell>
          <table:table-cell table:style-name="Table2.E2" office:value-type="string">
            <text:p text:style-name="P49">Returns <text:span text:style-name="T21">a JSON array of all users</text:span></text:p>
          </table:table-cell>
        </table:table-row>
        <text:soft-page-break/>
        <table:table-row>
          <table:table-cell table:style-name="Table2.A2" office:value-type="string">
            <text:p text:style-name="P41">/<text:span text:style-name="T19">api/v0/users</text:span></text:p>
          </table:table-cell>
          <table:table-cell table:style-name="Table2.A2" office:value-type="string">
            <text:p text:style-name="P50">POST</text:p>
          </table:table-cell>
          <table:table-cell table:style-name="Table2.A2" office:value-type="string">
            <text:p text:style-name="P11">Input</text:p>
            <text:p text:style-name="P55">{“name”: “Ashwin”, “username”: “Hackerboy”, “password”: “unsecured”}</text:p>
            <text:p text:style-name="P55"/>
            <text:p text:style-name="P56">The other user fields will be ignored if supplied</text:p>
            <text:p text:style-name="P55"/>
            <text:p text:style-name="P11">Output (Successful)</text:p>
            <text:p text:style-name="P55">Status 201<text:line-break/>{"message":"Registration successful"}</text:p>
            <text:p text:style-name="P55"/>
            <text:p text:style-name="P12">Errors</text:p>
            <text:p text:style-name="P56">400 if JSON body not parseable</text:p>
            <text:p text:style-name="P69">409 if user with that username already exists</text:p>
            <text:p text:style-name="P69">500 if any internal server issue</text:p>
          </table:table-cell>
          <table:table-cell table:style-name="Table2.A2" office:value-type="string">
            <text:p text:style-name="P50">Valid access token</text:p>
            <text:p text:style-name="P50">Administrator account</text:p>
          </table:table-cell>
          <table:table-cell table:style-name="Table2.E2" office:value-type="string">
            <text:p text:style-name="P50">Creates a new user, <text:span text:style-name="T20">will automatically populate the createdAt and updatedAt fields to the time of creation.</text:span></text:p>
          </table:table-cell>
        </table:table-row>
        <table:table-row>
          <table:table-cell table:style-name="Table2.A2" office:value-type="string">
            <text:p text:style-name="P41">/<text:span text:style-name="T21">api/v0/users/{username}</text:span></text:p>
          </table:table-cell>
          <table:table-cell table:style-name="Table2.A2" office:value-type="string">
            <text:p text:style-name="P51">GET</text:p>
          </table:table-cell>
          <table:table-cell table:style-name="Table2.A2" office:value-type="string">
            <text:p text:style-name="P10">Input</text:p>
            <text:p text:style-name="P73">None</text:p>
            <text:p text:style-name="P73"/>
            <text:p text:style-name="P10">Output (Successful)</text:p>
            <text:p text:style-name="P63">Status 200</text:p>
            <text:p text:style-name="P74">{“username”: “abc”, “name”: “abc”, “createdAt”: “2019-01-31T14:07:30.796471Z", “updatedAt”: “2019-01-31T14:07:30.796471Z”, “lastLoggedIn”:null}</text:p>
            <text:p text:style-name="P74"/>
            <text:p text:style-name="P9">Errors</text:p>
            <text:p text:style-name="P64">404 if the user doesn’t exist</text:p>
            <text:p text:style-name="P70">500 if any internal server issues</text:p>
          </table:table-cell>
          <table:table-cell table:style-name="Table2.A2" office:value-type="string">
            <text:p text:style-name="P120">Valid access token</text:p>
            <text:p text:style-name="P120">One of the following:</text:p>
            <text:p text:style-name="P120">Administrator account</text:p>
            <text:p text:style-name="P120">User with the given username (you can look at your own details)</text:p>
          </table:table-cell>
          <table:table-cell table:style-name="Table2.E2" office:value-type="string">
            <text:p text:style-name="P52">Returns a single user JSON object <text:span text:style-name="T23">based on the username in the URL. The user with the {username} needs to exist</text:span></text:p>
          </table:table-cell>
        </table:table-row>
        <table:table-row>
          <table:table-cell table:style-name="Table2.A2" office:value-type="string">
            <text:p text:style-name="P41">/<text:span text:style-name="T24">api/v0/users/{username}</text:span></text:p>
          </table:table-cell>
          <table:table-cell table:style-name="Table2.A2" office:value-type="string">
            <text:p text:style-name="P53">PATCH</text:p>
          </table:table-cell>
          <table:table-cell table:style-name="Table2.A2" office:value-type="string">
            <text:p text:style-name="P5">Input</text:p>
            <text:p text:style-name="P57">Supply <text:span text:style-name="T10">only</text:span> the fields of the user you wish to update, <text:span text:style-name="T25">with the new values</text:span> e.g.</text:p>
            <text:p text:style-name="P61">{"username":"LCPSANIL", "name":"Sanil","password":"AbetterPassword"}</text:p>
            <text:p text:style-name="P61"/>
            <text:p text:style-name="P62"><text:soft-page-break/>Note that you can update the username. <text:span text:style-name="T3">Above are the only valid update fields (creation/update/last log in time are not valid).</text:span></text:p>
            <text:p text:style-name="P61"/>
            <text:p text:style-name="P7">Output (Successful)</text:p>
            <text:p text:style-name="P61">Status 200</text:p>
            <text:p text:style-name="P61">{"message":"User updated"}</text:p>
            <text:p text:style-name="P61"/>
            <text:p text:style-name="P7">Errors</text:p>
            <text:p text:style-name="P65">400 if JSON body not parseable</text:p>
            <text:p text:style-name="P65">400 if invalid field is specified</text:p>
            <text:p text:style-name="P64">404 if the user does not exist</text:p>
            <text:p text:style-name="P71">409 if newly specified username is already in username</text:p>
            <text:p text:style-name="P72">500 if any internal server issues</text:p>
            <text:p text:style-name="P146"/>
          </table:table-cell>
          <table:table-cell table:style-name="Table2.A2" office:value-type="string">
            <text:p text:style-name="P120">Valid access token</text:p>
            <text:p text:style-name="P120">One of the following:</text:p>
            <text:p text:style-name="P120">Administrator account</text:p>
            <text:p text:style-name="P120">User with the given username (you can <text:soft-page-break/><text:span text:style-name="T26">update your own details)</text:span></text:p>
          </table:table-cell>
          <table:table-cell table:style-name="Table2.E2" office:value-type="string">
            <text:p text:style-name="P54">Update a user’<text:span text:style-name="T27">s details. You only need to give the fields that need changing. The user given by {username} needs to exist.</text:span></text:p>
          </table:table-cell>
        </table:table-row>
        <table:table-row>
          <table:table-cell table:style-name="Table2.A2" office:value-type="string">
            <text:p text:style-name="P41">/<text:span text:style-name="T27">api/v0/users/{username}</text:span></text:p>
          </table:table-cell>
          <table:table-cell table:style-name="Table2.A2" office:value-type="string">
            <text:p text:style-name="P122">DELETE</text:p>
          </table:table-cell>
          <table:table-cell table:style-name="Table2.A2" office:value-type="string">
            <text:p text:style-name="P6">Input</text:p>
            <text:p text:style-name="P59">No<text:span text:style-name="T31">ne</text:span></text:p>
            <text:p text:style-name="P59"/>
            <text:p text:style-name="P6">Output (Successful)</text:p>
            <text:p text:style-name="P60">Status 200</text:p>
            <text:p text:style-name="P60">{"message":"Successfully deleted user"}</text:p>
            <text:p text:style-name="P60"/>
            <text:p text:style-name="P8">Errors</text:p>
            <text:p text:style-name="P64">404 if the user does not exist</text:p>
            <text:p text:style-name="P64">500 if any internal server issues</text:p>
          </table:table-cell>
          <table:table-cell table:style-name="Table2.A2" office:value-type="string">
            <text:p text:style-name="P121">Valid access token</text:p>
            <text:p text:style-name="P121">One of the following:</text:p>
            <text:p text:style-name="P121">Administrator account</text:p>
            <text:p text:style-name="P121">User with the given username (you can <text:span text:style-name="T30">delete yourself)</text:span></text:p>
          </table:table-cell>
          <table:table-cell table:style-name="Table2.E2" office:value-type="string">
            <text:p text:style-name="P125">Deletes the user from the database.</text:p>
          </table:table-cell>
        </table:table-row>
      </table:table>
      <text:p text:style-name="Text_20_body"/>
      <text:p text:style-name="P150">Event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2"><text:span text:style-name="T23">URL </text:span>Endpoint</text:p>
            </table:table-cell>
            <table:table-cell table:style-name="Table3.A1" office:value-type="string">
              <text:p text:style-name="P1">Method</text:p>
            </table:table-cell>
            <table:table-cell table:style-name="Table3.A1" office:value-type="string">
              <text:p text:style-name="P1">Input/Output <text:span text:style-name="T31">(Request Body/Response Body)</text:span></text:p>
            </table:table-cell>
            <table:table-cell table:style-name="Table3.A1" office:value-type="string">
              <text:p text:style-name="P3">Permissions</text:p>
            </table:table-cell>
            <table:table-cell table:style-name="Table3.E1" office:value-type="string">
              <text:p text:style-name="P1">Description</text:p>
            </table:table-cell>
          </table:table-row>
        </table:table-header-rows>
        <table:table-row>
          <table:table-cell table:style-name="Table3.A2" office:value-type="string">
            <text:p text:style-name="P41">/<text:span text:style-name="T31">api/v0/events</text:span></text:p>
          </table:table-cell>
          <table:table-cell table:style-name="Table3.A2" office:value-type="string">
            <text:p text:style-name="P126">GET</text:p>
          </table:table-cell>
          <table:table-cell table:style-name="Table3.A2" office:value-type="string">
            <text:p text:style-name="P15">Input</text:p>
            <text:p text:style-name="P76">None</text:p>
            <text:p text:style-name="P76"><text:soft-page-break/></text:p>
            <text:p text:style-name="P15">Output (Successful)</text:p>
            <text:p text:style-name="P76">[{"eventId":"1004ad4d-685c-40a0-b6d1-be1b28cb9a4b","name":"New Event","startDateTime":null,"endDateTime":null,"lat":null,"long":null,"radius":null,"url":"newevent2","updatedAt":"2019-03-07T09:25:43.240095Z","createdAt":"2019-03-07T09:25:43.240095Z"}, …]</text:p>
            <text:p text:style-name="P76"/>
            <text:p text:style-name="P78">The nullable fields above are listed as null. </text:p>
            <text:p text:style-name="P86">Radius is in KM.</text:p>
            <text:p text:style-name="P78"/>
            <text:p text:style-name="P16">Errors</text:p>
            <text:p text:style-name="P78">500 if any internal server issue</text:p>
          </table:table-cell>
          <table:table-cell table:style-name="Table3.A2" office:value-type="string">
            <text:p text:style-name="P127">Valid access token</text:p>
          </table:table-cell>
          <table:table-cell table:style-name="Table3.E2" office:value-type="string">
            <text:p text:style-name="P127">Returns all the events hosted by the <text:span text:style-name="T10">user </text:span><text:soft-page-break/><text:span text:style-name="T10">making the request </text:span><text:span text:style-name="T13">(the user is identified using the web token), </text:span><text:span text:style-name="T14">as a JSON array.</text:span></text:p>
          </table:table-cell>
        </table:table-row>
        <table:table-row>
          <table:table-cell table:style-name="Table3.A2" office:value-type="string">
            <text:p text:style-name="P41">/<text:span text:style-name="T32">api/v0/events</text:span></text:p>
          </table:table-cell>
          <table:table-cell table:style-name="Table3.A2" office:value-type="string">
            <text:p text:style-name="P128">POST</text:p>
          </table:table-cell>
          <table:table-cell table:style-name="Table3.A2" office:value-type="string">
            <text:p text:style-name="P17">Input</text:p>
            <text:p text:style-name="P79">{“name”:”New Event”, “url”: “blah”, “<text:span text:style-name="T33">startDateTime”: “2019-01-08T14:00:00Z”</text:span>}</text:p>
            <text:p text:style-name="P79"/>
            <text:p text:style-name="P80">The <text:span text:style-name="T33">name and url</text:span> <text:span text:style-name="T33">cannot be empty string</text:span>. <text:span text:style-name="T34">All other fields are optional. </text:span>See GET /api/v0/events for the full list of possible fields which can be supplied in creation. Note that updatedAt/createdAt are not supposed to be supplied.</text:p>
            <text:p text:style-name="P82">If startDateTime/endDateTime is supplied, it MUST be in the format above <text:span text:style-name="T34">for startDateTime </text:span>(cannot drop out the seconds).</text:p>
            <text:p text:style-name="P82"/>
            <text:p text:style-name="P86">Radius is in KM.</text:p>
            <text:p text:style-name="P82"/>
            <text:p text:style-name="P18">Output (Successful)</text:p>
            <text:p text:style-name="P82">Status 201</text:p>
            <text:p text:style-name="P81">{"message":"Event created"}</text:p>
            <text:p text:style-name="P81"/>
            <text:p text:style-name="P19"><text:soft-page-break/>Errors</text:p>
            <text:p text:style-name="P19"><text:span text:style-name="T13">400 if invalid field values supplied, or if badly formatted time string, or request body could not be read as JSON.</text:span></text:p>
            <text:p text:style-name="P160">409 if event with the given URL already exists</text:p>
            <text:p text:style-name="P160">500 if any internal server issues</text:p>
            <text:p text:style-name="P20">As of v1.1, admin account trying to create an event will not be blocked by permissions, but will produce an error 500<text:span text:style-name="T13">. </text:span></text:p>
          </table:table-cell>
          <table:table-cell table:style-name="Table3.A2" office:value-type="string">
            <text:p text:style-name="P129">Valid access token</text:p>
          </table:table-cell>
          <table:table-cell table:style-name="Table3.E2" office:value-type="string">
            <text:p text:style-name="P130">Creates a new event with the given fields. Note that the URL of the event is either an external URL address or can meant to direct to an endpoint</text:p>
          </table:table-cell>
        </table:table-row>
        <table:table-row>
          <table:table-cell table:style-name="Table3.A2" office:value-type="string">
            <text:p text:style-name="P41">/<text:span text:style-name="T35">api/v0/events/exists/{eventURL}</text:span></text:p>
          </table:table-cell>
          <table:table-cell table:style-name="Table3.A2" office:value-type="string">
            <text:p text:style-name="P131">GET</text:p>
          </table:table-cell>
          <table:table-cell table:style-name="Table3.A2" office:value-type="string">
            <text:p text:style-name="P21">Input</text:p>
            <text:p text:style-name="P83">None</text:p>
            <text:p text:style-name="P83"/>
            <text:p text:style-name="P21">Output (Successful)</text:p>
            <text:p text:style-name="P83">Status 200</text:p>
            <text:p text:style-name="P83">{“available”: “true”} or {“available”: “false”}</text:p>
            <text:p text:style-name="P83"/>
            <text:p text:style-name="P21">Errors</text:p>
            <text:p text:style-name="P83">500 if any internal server issues.</text:p>
          </table:table-cell>
          <table:table-cell table:style-name="Table3.A2" office:value-type="string">
            <text:p text:style-name="P131">Valid access token</text:p>
          </table:table-cell>
          <table:table-cell table:style-name="Table3.E2" office:value-type="string">
            <text:p text:style-name="P132">Checks if an event already exists with that given <text:span text:style-name="T10">URL</text:span><text:span text:style-name="T13">, </text:span><text:span text:style-name="T10">(not event ID!)</text:span></text:p>
            <text:p text:style-name="P84"/>
          </table:table-cell>
        </table:table-row>
        <table:table-row>
          <table:table-cell table:style-name="Table3.A2" office:value-type="string">
            <text:p text:style-name="P41">/<text:span text:style-name="T37">api/v0/events/{eventID}</text:span></text:p>
          </table:table-cell>
          <table:table-cell table:style-name="Table3.A2" office:value-type="string">
            <text:p text:style-name="P133">GET</text:p>
          </table:table-cell>
          <table:table-cell table:style-name="Table3.A2" office:value-type="string">
            <text:p text:style-name="P22">Input</text:p>
            <text:p text:style-name="P85">None</text:p>
            <text:p text:style-name="P85"/>
            <text:p text:style-name="P22">Output (Successful)</text:p>
            <text:p text:style-name="P85">Status 200</text:p>
            <text:p text:style-name="P77">{"eventId":"1004ad4d-685c-40a0-b6d1-be1b28cb9a4b","name":"New Event","startDateTime":null,"endDateTime":null,"lat":null,"long":null,"radius":null,"url":"newevent2","updatedAt":"2019-03-07T09:25:43.240095Z","createdAt":"2019-03-07T09:25:43.240095Z"}</text:p>
            <text:p text:style-name="P77"/>
            <text:p text:style-name="P85">The null fields above are the only nullable ones. URL/Name cannot be empty strings. Event ID is unique.</text:p>
            <text:p text:style-name="P85"/>
            <text:p text:style-name="P86"><text:soft-page-break/>Radius is in KM.</text:p>
            <text:p text:style-name="P85"/>
            <text:p text:style-name="P22">Errors</text:p>
            <text:p text:style-name="P88">404 if an event with that eventID doesn’t exist</text:p>
            <text:p text:style-name="P85">500 if any internal server issues</text:p>
          </table:table-cell>
          <table:table-cell table:style-name="Table3.A2" office:value-type="string">
            <text:p text:style-name="P133">Valid access token</text:p>
            <text:p text:style-name="P133">One of the following:</text:p>
            <text:p text:style-name="P133">User account which is a host of that event</text:p>
            <text:p text:style-name="P133">Administrator account</text:p>
          </table:table-cell>
          <table:table-cell table:style-name="Table3.E2" office:value-type="string">
            <text:p text:style-name="P133">Returns the details of a specific event given its event ID.</text:p>
          </table:table-cell>
        </table:table-row>
        <table:table-row>
          <table:table-cell table:style-name="Table3.A2" office:value-type="string">
            <text:p text:style-name="P42">/<text:span text:style-name="T37">api/v0/events/{eventID}</text:span></text:p>
          </table:table-cell>
          <table:table-cell table:style-name="Table3.A2" office:value-type="string">
            <text:p text:style-name="P133">PATCH</text:p>
          </table:table-cell>
          <table:table-cell table:style-name="Table3.A2" office:value-type="string">
            <text:p text:style-name="P22">Input</text:p>
            <text:p text:style-name="P58">Supply <text:span text:style-name="T10">only</text:span> the fields of the user you wish to update, <text:span text:style-name="T25">with the new values</text:span> e.g.</text:p>
            <text:p text:style-name="P85">{“name”: “abc”, “startDateTime”: <text:span text:style-name="T33">“2019-01-08T14:00:00Z”, “</text:span>radius”: 5}</text:p>
            <text:p text:style-name="P85"/>
            <text:p text:style-name="P85">See GET <text:span text:style-name="T2">/api/v0/events/{eventID} for the list of fields. </text:span>Note that all fields listed in GET <text:span text:style-name="T2">/api/v0/events/{eventID} can be updated, EXCEPT eventId and the updatedAt/createdAt timings.</text:span></text:p>
            <text:p text:style-name="P163"/>
            <text:p text:style-name="P87"><text:span text:style-name="T2">If URL or name is updated, updated value cannot be blank. Note that time formatting should follow the format for startDateTime above for most predictable behavior, </text:span><text:span text:style-name="T9">but other formats will not be rejected</text:span><text:span text:style-name="T5">. </text:span></text:p>
            <text:p text:style-name="P163"/>
            <text:p text:style-name="P164">Radius is in KM.</text:p>
            <text:p text:style-name="P164"/>
            <text:p text:style-name="P168">Output (Successful)</text:p>
            <text:p text:style-name="P164">Status 200</text:p>
            <text:p text:style-name="P164">{"message":"Event updated"}</text:p>
            <text:p text:style-name="P164"/>
            <text:p text:style-name="P168">Errors</text:p>
            <text:p text:style-name="P87"><text:span text:style-name="T2">400 if body could not be read as JSON, or blank URL/name supplied, </text:span><text:span text:style-name="T6">or invalid fields supplied.</text:span></text:p>
            <text:p text:style-name="P88"><text:span text:style-name="T6">4</text:span><text:span text:style-name="T2">04 if an event with that eventID does not exist.</text:span></text:p>
            <text:p text:style-name="P165">409 if updated URL is already used by another event.</text:p>
            <text:p text:style-name="P165"><text:soft-page-break/>500 if any internal server issue</text:p>
          </table:table-cell>
          <table:table-cell table:style-name="Table3.A2" office:value-type="string">
            <text:p text:style-name="P134">Valid access token</text:p>
            <text:p text:style-name="P134">One of the following:</text:p>
            <text:p text:style-name="P134">User account which is a host of that event</text:p>
            <text:p text:style-name="P134">Administrator account</text:p>
          </table:table-cell>
          <table:table-cell table:style-name="Table3.E2" office:value-type="string">
            <text:p text:style-name="P136">Updates the details of the event. <text:span text:style-name="T27">You only need to give the fields that need changing. The user given by {username} needs to exist.</text:span></text:p>
          </table:table-cell>
        </table:table-row>
        <table:table-row>
          <table:table-cell table:style-name="Table3.A2" office:value-type="string">
            <text:p text:style-name="P42">/<text:span text:style-name="T37">api/v0/events/{eventID}</text:span></text:p>
          </table:table-cell>
          <table:table-cell table:style-name="Table3.A2" office:value-type="string">
            <text:p text:style-name="P133">DELETE</text:p>
          </table:table-cell>
          <table:table-cell table:style-name="Table3.A2" office:value-type="string">
            <text:p text:style-name="P23">Input</text:p>
            <text:p text:style-name="P97">None</text:p>
            <text:p text:style-name="P97"/>
            <text:p text:style-name="P23">Output (Successful)</text:p>
            <text:p text:style-name="P97">{"message":"Successfully deleted event"}</text:p>
            <text:p text:style-name="P97"/>
            <text:p text:style-name="P23">Errors</text:p>
            <text:p text:style-name="P89"><text:span text:style-name="T6">4</text:span><text:span text:style-name="T2">04 if an event with that eventID does not exist.</text:span></text:p>
            <text:p text:style-name="P166">500 if any internal server issue</text:p>
          </table:table-cell>
          <table:table-cell table:style-name="Table3.A2" office:value-type="string">
            <text:p text:style-name="P134">Valid access token</text:p>
            <text:p text:style-name="P134">One of the following:</text:p>
            <text:p text:style-name="P134">User account which is a host of that event</text:p>
            <text:p text:style-name="P134">Administrator account</text:p>
          </table:table-cell>
          <table:table-cell table:style-name="Table3.E2" office:value-type="string">
            <text:p text:style-name="P137">Deletes the event with the given eventID.</text:p>
          </table:table-cell>
        </table:table-row>
      </table:table>
      <text:p text:style-name="Text_20_body"/>
      <text:p text:style-name="P157">Guest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2"><text:span text:style-name="T23">URL </text:span>Endpoint</text:p>
            </table:table-cell>
            <table:table-cell table:style-name="Table4.A1" office:value-type="string">
              <text:p text:style-name="P1">Method</text:p>
            </table:table-cell>
            <table:table-cell table:style-name="Table4.A1" office:value-type="string">
              <text:p text:style-name="P1">Input/Output <text:span text:style-name="T31">(Request Body/Response Body)</text:span></text:p>
            </table:table-cell>
            <table:table-cell table:style-name="Table4.A1" office:value-type="string">
              <text:p text:style-name="P3">Permissions</text:p>
            </table:table-cell>
            <table:table-cell table:style-name="Table4.E1" office:value-type="string">
              <text:p text:style-name="P1">Description</text:p>
            </table:table-cell>
          </table:table-row>
        </table:table-header-rows>
        <table:table-row>
          <table:table-cell table:style-name="Table4.A2" office:value-type="string">
            <text:p text:style-name="P42">/api/v0/events/{eventID}/guests</text:p>
          </table:table-cell>
          <table:table-cell table:style-name="Table4.A2" office:value-type="string">
            <text:p text:style-name="P138">GET</text:p>
          </table:table-cell>
          <table:table-cell table:style-name="Table4.A2" office:value-type="string">
            <text:p text:style-name="P24">Input</text:p>
            <text:p text:style-name="P162">None</text:p>
            <text:p text:style-name="P162"/>
            <text:p text:style-name="P25">Output (Successful)</text:p>
            <text:p text:style-name="P98">Status 200</text:p>
            <text:p text:style-name="P98">["PERSON MCPERSON","CHINESE ENGLISHNAME",…]</text:p>
            <text:p text:style-name="P98"/>
            <text:p text:style-name="P26">Errors</text:p>
            <text:p text:style-name="P90"><text:span text:style-name="T6">4</text:span><text:span text:style-name="T2">04 if an event with that eventID does not exist.</text:span></text:p>
            <text:p text:style-name="P167">500 if any internal server issue</text:p>
          </table:table-cell>
          <table:table-cell table:style-name="Table4.A2" office:value-type="string">
            <text:p text:style-name="P135">Valid access token</text:p>
            <text:p text:style-name="P135">One of the following:</text:p>
            <text:p text:style-name="P135">User account which is a host of that event</text:p>
            <text:p text:style-name="P135">Administrator account</text:p>
          </table:table-cell>
          <table:table-cell table:style-name="Table4.E2" office:value-type="string">
            <text:p text:style-name="P139">Gets the list, <text:span text:style-name="T41">as a JSON array,</text:span> of names of all guests attending that particular event. <text:span text:style-name="T41">Event with that ID must exist.</text:span></text:p>
          </table:table-cell>
        </table:table-row>
        <table:table-row table:style-name="Table4.3">
          <table:table-cell table:style-name="Table4.A2" office:value-type="string">
            <text:p text:style-name="P43">/api/v0/events/{eventID}/guests</text:p>
          </table:table-cell>
          <table:table-cell table:style-name="Table4.A2" office:value-type="string">
            <text:p text:style-name="P138">POST</text:p>
          </table:table-cell>
          <table:table-cell table:style-name="Table4.A2" office:value-type="string">
            <text:p text:style-name="P27">Input</text:p>
            <text:p text:style-name="P101">{“nric”: “1234F”, “name”: “BOB MCBOB”}</text:p>
            <text:p text:style-name="P101"/>
            <text:p text:style-name="P27">Output (Successful)</text:p>
            <text:p text:style-name="P101">Status 20<text:span text:style-name="T42">1</text:span></text:p>
            <text:p text:style-name="P101">{"message":"Registration successful"}</text:p>
            <text:p text:style-name="P101"><text:soft-page-break/></text:p>
            <text:p text:style-name="P27">Errors</text:p>
            <text:p text:style-name="P101"><text:span text:style-name="T6">4</text:span><text:span text:style-name="T2">00 if body could not be read as JSON</text:span></text:p>
            <text:p text:style-name="P90"><text:span text:style-name="T6">4</text:span><text:span text:style-name="T2">04 if an event with that eventID does not exist.</text:span></text:p>
            <text:p text:style-name="P101">500 if any internal server issue</text:p>
          </table:table-cell>
          <table:table-cell table:style-name="Table4.A2" office:value-type="string">
            <text:p text:style-name="P135">Valid access token</text:p>
            <text:p text:style-name="P135">One of the following:</text:p>
            <text:p text:style-name="P135">User account which is a host of that event</text:p>
            <text:p text:style-name="P135">Administrator account</text:p>
          </table:table-cell>
          <table:table-cell table:style-name="Table4.E2" office:value-type="string">
            <text:p text:style-name="P140">Registers a guest as attending a given event. NRIC must be unique (for that particular event). <text:span text:style-name="T41">Event with that ID must exist. Technically a blank </text:span><text:soft-page-break/><text:span text:style-name="T41">NRIC and blank name is acceptable.</text:span></text:p>
          </table:table-cell>
        </table:table-row>
        <table:table-row table:style-name="Table4.3">
          <table:table-cell table:style-name="Table4.A2" office:value-type="string">
            <text:p text:style-name="P43">/api/v0/events/{eventID}/guests</text:p>
          </table:table-cell>
          <table:table-cell table:style-name="Table4.A2" office:value-type="string">
            <text:p text:style-name="P138">DELETE</text:p>
          </table:table-cell>
          <table:table-cell table:style-name="Table4.A2" office:value-type="string">
            <text:p text:style-name="P28">Input</text:p>
            <text:p text:style-name="P109">{“nric”: “1234F”}</text:p>
            <text:p text:style-name="P109"/>
            <text:p text:style-name="P28">Output (Successful)</text:p>
            <text:p text:style-name="P109">Status 200</text:p>
            <text:p text:style-name="P109">{"message":"Successfully deleted guest"}</text:p>
            <text:p text:style-name="P109"/>
            <text:p text:style-name="P28">Errors</text:p>
            <text:p text:style-name="P102"><text:span text:style-name="T6">4</text:span><text:span text:style-name="T2">00 if body could not be read as JSON</text:span></text:p>
            <text:p text:style-name="P91"><text:span text:style-name="T6">4</text:span><text:span text:style-name="T2">04 if an event with that eventID does not exist.</text:span></text:p>
            <text:p text:style-name="P102">500 if any internal server issue</text:p>
          </table:table-cell>
          <table:table-cell table:style-name="Table4.A2" office:value-type="string">
            <text:p text:style-name="P135">Valid access token</text:p>
            <text:p text:style-name="P135">One of the following:</text:p>
            <text:p text:style-name="P135">User account which is a host of that event</text:p>
            <text:p text:style-name="P135">Administrator account</text:p>
          </table:table-cell>
          <table:table-cell table:style-name="Table4.E2" office:value-type="string">
            <text:p text:style-name="P141">Removes a guest <text:span text:style-name="T42">(given their nric) </text:span>from the guest list of a given event. Event with that ID must exist.</text:p>
          </table:table-cell>
        </table:table-row>
        <table:table-row table:style-name="Table4.3">
          <table:table-cell table:style-name="Table4.A2" office:value-type="string">
            <text:p text:style-name="P43">/api/v0/events/{eventID}/guests/<text:span text:style-name="T38">checkedin</text:span></text:p>
          </table:table-cell>
          <table:table-cell table:style-name="Table4.A2" office:value-type="string">
            <text:p text:style-name="P138">GET</text:p>
          </table:table-cell>
          <table:table-cell table:style-name="Table4.A2" office:value-type="string">
            <text:p text:style-name="P29">Input</text:p>
            <text:p text:style-name="P110">None</text:p>
            <text:p text:style-name="P110"/>
            <text:p text:style-name="P30">Output (Successful)</text:p>
            <text:p text:style-name="P111">Status 200</text:p>
            <text:p text:style-name="P99">["PERSON MCPERSON","CHINESE ENGLISHNAME",…]</text:p>
            <text:p text:style-name="P99"/>
            <text:p text:style-name="P31">Errors</text:p>
            <text:p text:style-name="P92"><text:span text:style-name="T6">4</text:span><text:span text:style-name="T2">04 if an event with that eventID does not exist.</text:span></text:p>
            <text:p text:style-name="P103">500 if any internal server issue</text:p>
          </table:table-cell>
          <table:table-cell table:style-name="Table4.A2" office:value-type="string">
            <text:p text:style-name="P135">Valid access token</text:p>
            <text:p text:style-name="P135">One of the following:</text:p>
            <text:p text:style-name="P135">User account which is a host of that event</text:p>
            <text:p text:style-name="P135">Administrator account</text:p>
          </table:table-cell>
          <table:table-cell table:style-name="Table4.E2" office:value-type="string">
            <text:p text:style-name="P141">Gets the list, as a JSON array, of names of guests who have checked in to (i.e. attended) a given event. Event with that ID must exist.</text:p>
          </table:table-cell>
        </table:table-row>
        <table:table-row table:style-name="Table4.3">
          <table:table-cell table:style-name="Table4.A2" office:value-type="string">
            <text:p text:style-name="P43">/api/v0/events/{eventID}/guests/<text:span text:style-name="T38">checkedin</text:span></text:p>
          </table:table-cell>
          <table:table-cell table:style-name="Table4.A2" office:value-type="string">
            <text:p text:style-name="P138">POST</text:p>
          </table:table-cell>
          <table:table-cell table:style-name="Table4.A2" office:value-type="string">
            <text:p text:style-name="P33">Input</text:p>
            <text:p text:style-name="P113">{“nric”: “1234F”}</text:p>
            <text:p text:style-name="P113"/>
            <text:p text:style-name="P33">Output (Successful)</text:p>
            <text:p text:style-name="P113"><text:soft-page-break/>Status 200</text:p>
            <text:p text:style-name="P113">“<text:span text:style-name="T43">BOB MCBOB”</text:span></text:p>
            <text:p text:style-name="P113"/>
            <text:p text:style-name="P34">Errors</text:p>
            <text:p text:style-name="P104"><text:span text:style-name="T6">4</text:span><text:span text:style-name="T2">00 if body could not be read as JSON</text:span></text:p>
            <text:p text:style-name="P93"><text:span text:style-name="T6">4</text:span><text:span text:style-name="T2">04 if an event with that eventID does not exist </text:span><text:span text:style-name="T7">or if guest with that NRIC does not exist (and thus cannot be checked in).</text:span></text:p>
            <text:p text:style-name="P104">500 if any internal server issue</text:p>
          </table:table-cell>
          <table:table-cell table:style-name="Table4.A2" office:value-type="string">
            <text:p text:style-name="P144">None</text:p>
          </table:table-cell>
          <table:table-cell table:style-name="Table4.E2" office:value-type="string">
            <text:p text:style-name="P141">Checks in a guest with the provided NRIC into the given event, given that the guest is in the <text:soft-page-break/>guest list to start with (if not an error is returned). <text:span text:style-name="T43">Returns a string with their name.</text:span> Event with that ID must exist.</text:p>
          </table:table-cell>
        </table:table-row>
        <table:table-row table:style-name="Table4.3">
          <table:table-cell table:style-name="Table4.A2" office:value-type="string">
            <text:p text:style-name="P43">/api/v0/events/{eventID}/guests/<text:span text:style-name="T38">notcheckedin</text:span></text:p>
          </table:table-cell>
          <table:table-cell table:style-name="Table4.A2" office:value-type="string">
            <text:p text:style-name="P138">GET</text:p>
          </table:table-cell>
          <table:table-cell table:style-name="Table4.A2" office:value-type="string">
            <text:p text:style-name="P35">Input</text:p>
            <text:p text:style-name="P114">None</text:p>
            <text:p text:style-name="P114"/>
            <text:p text:style-name="P35">Output (Successful)</text:p>
            <text:p text:style-name="P112">Status 200</text:p>
            <text:p text:style-name="P100">["PERSON MCPERSON","CHINESE ENGLISHNAME",…]</text:p>
            <text:p text:style-name="P100"/>
            <text:p text:style-name="P32">Errors</text:p>
            <text:p text:style-name="P94"><text:span text:style-name="T6">4</text:span><text:span text:style-name="T2">04 if an event with that eventID does not exist.</text:span></text:p>
            <text:p text:style-name="P105">500 if any internal server issue</text:p>
          </table:table-cell>
          <table:table-cell table:style-name="Table4.A2" office:value-type="string">
            <text:p text:style-name="P135">Valid access token</text:p>
            <text:p text:style-name="P135">One of the following:</text:p>
            <text:p text:style-name="P135">User account which is a host of that event</text:p>
            <text:p text:style-name="P135">Administrator account</text:p>
          </table:table-cell>
          <table:table-cell table:style-name="Table4.E2" office:value-type="string">
            <text:p text:style-name="P141">Gets the list, as a JSON arrays, of names of guests who have yet to/did not check in to (i.e. attend) a given event. Event with that ID must exist.</text:p>
          </table:table-cell>
        </table:table-row>
        <table:table-row table:style-name="Table4.3">
          <table:table-cell table:style-name="Table4.A2" office:value-type="string">
            <text:p text:style-name="P44">/api/v0/events/{eventID}/guests/<text:span text:style-name="T39">stats</text:span></text:p>
          </table:table-cell>
          <table:table-cell table:style-name="Table4.A2" office:value-type="string">
            <text:p text:style-name="P138">GET</text:p>
          </table:table-cell>
          <table:table-cell table:style-name="Table4.A2" office:value-type="string">
            <text:p text:style-name="P35">Input</text:p>
            <text:p text:style-name="P114">None</text:p>
            <text:p text:style-name="P114"/>
            <text:p text:style-name="P36">Output (Successful)</text:p>
            <text:p text:style-name="P116">Status 200</text:p>
            <text:p text:style-name="P115">{"total":335,"checkedIn":1,"percentCheckedIn":0.0029850746268656717}</text:p>
            <text:p text:style-name="P115"/>
            <text:p text:style-name="P116">If total=0, checkedIn=0, percentCheckedIn will be 0.</text:p>
            <text:p text:style-name="P115"/>
            <text:p text:style-name="P36">Errors</text:p>
            <text:p text:style-name="P95"><text:span text:style-name="T6">4</text:span><text:span text:style-name="T2">04 if an event with that eventID does not exist.</text:span></text:p>
            <text:p text:style-name="P106"><text:soft-page-break/>500 if any internal server issue</text:p>
          </table:table-cell>
          <table:table-cell table:style-name="Table4.A2" office:value-type="string">
            <text:p text:style-name="P135">Valid access token</text:p>
            <text:p text:style-name="P135">One of the following:</text:p>
            <text:p text:style-name="P135">User account which is a host of that event</text:p>
            <text:p text:style-name="P135">Administrator account</text:p>
          </table:table-cell>
          <table:table-cell table:style-name="Table4.E2" office:value-type="string">
            <text:p text:style-name="P142">Gets summary statistics about the attendance of a given event. The statistics are the number who have checked in, <text:span text:style-name="T44">the total number of guests</text:span>, and the percentage attendance. <text:span text:style-name="T41">Event with that ID must exist.</text:span></text:p>
          </table:table-cell>
        </table:table-row>
        <table:table-row table:style-name="Table4.3">
          <table:table-cell table:style-name="Table4.A2" office:value-type="string">
            <text:p text:style-name="P45">/api/v0/events/{eventID}/guests/<text:span text:style-name="T40">report</text:span></text:p>
          </table:table-cell>
          <table:table-cell table:style-name="Table4.A2" office:value-type="string">
            <text:p text:style-name="P138">GET</text:p>
          </table:table-cell>
          <table:table-cell table:style-name="Table4.A2" office:value-type="string">
            <text:p text:style-name="P35">Input</text:p>
            <text:p text:style-name="P114">None</text:p>
            <text:p text:style-name="P114"/>
            <text:p text:style-name="P37">Output (Successful)</text:p>
            <text:p text:style-name="P117">Returns a CSV file (with header Content-Type text/csv).</text:p>
            <text:p text:style-name="P117">The first row has two cells, “Name” and “Present”</text:p>
            <text:p text:style-name="P117">Each row has a guest name, and then 1 or 0 in the Present column. 1 means present.</text:p>
            <text:p text:style-name="P117"/>
            <text:p text:style-name="P37">Errors</text:p>
            <text:p text:style-name="P96"><text:span text:style-name="T6">4</text:span><text:span text:style-name="T2">04 if an event with that eventID does not exist.</text:span></text:p>
            <text:p text:style-name="P107">500 if any internal server issue</text:p>
          </table:table-cell>
          <table:table-cell table:style-name="Table4.A2" office:value-type="string">
            <text:p text:style-name="P135">Valid access token</text:p>
            <text:p text:style-name="P135">One of the following:</text:p>
            <text:p text:style-name="P135">User account which is a host of that event</text:p>
            <text:p text:style-name="P135">Administrator account</text:p>
          </table:table-cell>
          <table:table-cell table:style-name="Table4.E2" office:value-type="string">
            <text:p text:style-name="P143">Gets a CSV file that serves as an attendance report of the given event. The file is formatted with the names of guests followed by a “1” or “0”, with 1 indicating that that guest attended, and 0 indicating that they did not. <text:span text:style-name="T41">Event with that ID must exist.</text:span></text:p>
          </table:table-cell>
        </table:table-row>
      </table:table>
      <text:p text:style-name="Text_20_body"/>
      <text:p text:style-name="P158">Utility</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2"><text:span text:style-name="T23">URL </text:span>Endpoint</text:p>
            </table:table-cell>
            <table:table-cell table:style-name="Table5.A1" office:value-type="string">
              <text:p text:style-name="P1">Method</text:p>
            </table:table-cell>
            <table:table-cell table:style-name="Table5.A1" office:value-type="string">
              <text:p text:style-name="P1">Input/Output <text:span text:style-name="T31">(Request Body/Response Body)</text:span></text:p>
            </table:table-cell>
            <table:table-cell table:style-name="Table5.A1" office:value-type="string">
              <text:p text:style-name="P3">Permissions</text:p>
            </table:table-cell>
            <table:table-cell table:style-name="Table5.E1" office:value-type="string">
              <text:p text:style-name="P1">Description</text:p>
            </table:table-cell>
          </table:table-row>
        </table:table-header-rows>
        <table:table-row table:style-name="Table5.2">
          <table:table-cell table:style-name="Table5.A2" office:value-type="string">
            <text:p text:style-name="P45">/api/v0/<text:span text:style-name="T40">utility/qrcode</text:span></text:p>
          </table:table-cell>
          <table:table-cell table:style-name="Table5.A2" office:value-type="string">
            <text:p text:style-name="P138">POST</text:p>
          </table:table-cell>
          <table:table-cell table:style-name="Table5.A2" office:value-type="string">
            <text:p text:style-name="P38">Input</text:p>
            <text:p text:style-name="P118">{“nric” : “1234F”}</text:p>
            <text:p text:style-name="P118"/>
            <text:p text:style-name="P38">Output (Successful)</text:p>
            <text:p text:style-name="P119">A PNG image (with header Content-Type image/png) of a QR code that encodes the NRIC supplied.</text:p>
            <text:p text:style-name="P119"/>
            <text:p text:style-name="P39">Errors</text:p>
            <text:p text:style-name="P108"><text:span text:style-name="T6">4</text:span><text:span text:style-name="T2">00 if body could not be read as JSON</text:span></text:p>
            <text:p text:style-name="P108">500 if any internal server issue</text:p>
          </table:table-cell>
          <table:table-cell table:style-name="Table5.A2" office:value-type="string">
            <text:p text:style-name="P145">None</text:p>
          </table:table-cell>
          <table:table-cell table:style-name="Table5.E2" office:value-type="string">
            <text:p text:style-name="P143">Generates and returns the QR code that encodes the provided NRIC in it. The QR code is in a PNG format.</text:p>
          </table:table-cell>
        </table:table-row>
      </table:table>
      <text:p text:style-name="P1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6:15:33.326040531</meta:creation-date>
    <meta:generator>LibreOffice/6.0.7.3$Linux_X86_64 LibreOffice_project/00m0$Build-3</meta:generator>
    <dc:date>2019-03-07T16:39:41.251419850</dc:date>
    <meta:editing-duration>PT7H11M48S</meta:editing-duration>
    <meta:editing-cycles>82</meta:editing-cycles>
    <meta:document-statistic meta:table-count="5" meta:image-count="0" meta:object-count="0" meta:page-count="11" meta:paragraph-count="370" meta:word-count="2124" meta:character-count="13906" meta:non-whitespace-character-count="12144"/>
  </office:meta>
</office:document-meta>
</file>